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mporary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706" calcext:value-type="float">
            <text:p>0.024706</text:p>
          </table:table-cell>
          <table:table-cell office:value-type="float" office:value="0.041471" calcext:value-type="float">
            <text:p>0.0414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096" calcext:value-type="float">
            <text:p>0.021096</text:p>
          </table:table-cell>
          <table:table-cell office:value-type="float" office:value="0.048616" calcext:value-type="float">
            <text:p>0.0486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773" calcext:value-type="float">
            <text:p>0.023773</text:p>
          </table:table-cell>
          <table:table-cell office:value-type="float" office:value="0.035782" calcext:value-type="float">
            <text:p>0.035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207" calcext:value-type="float">
            <text:p>0.022207</text:p>
          </table:table-cell>
          <table:table-cell office:value-type="float" office:value="0.043434" calcext:value-type="float">
            <text:p>0.043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406" calcext:value-type="float">
            <text:p>0.021406</text:p>
          </table:table-cell>
          <table:table-cell office:value-type="float" office:value="0.032119" calcext:value-type="float">
            <text:p>0.032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334" calcext:value-type="float">
            <text:p>0.023334</text:p>
          </table:table-cell>
          <table:table-cell office:value-type="float" office:value="0.032305" calcext:value-type="float">
            <text:p>0.0323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494" calcext:value-type="float">
            <text:p>0.024494</text:p>
          </table:table-cell>
          <table:table-cell office:value-type="float" office:value="0.046824" calcext:value-type="float">
            <text:p>0.046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151" calcext:value-type="float">
            <text:p>0.022151</text:p>
          </table:table-cell>
          <table:table-cell office:value-type="float" office:value="0.030783" calcext:value-type="float">
            <text:p>0.0307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734" calcext:value-type="float">
            <text:p>0.020734</text:p>
          </table:table-cell>
          <table:table-cell office:value-type="float" office:value="0.021542" calcext:value-type="float">
            <text:p>0.021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29597" calcext:value-type="float">
            <text:p>0.029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821" calcext:value-type="float">
            <text:p>0.023821</text:p>
          </table:table-cell>
          <table:table-cell office:value-type="float" office:value="0.043262" calcext:value-type="float">
            <text:p>0.043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045" calcext:value-type="float">
            <text:p>0.025045</text:p>
          </table:table-cell>
          <table:table-cell office:value-type="float" office:value="0.03743" calcext:value-type="float">
            <text:p>0.03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116" calcext:value-type="float">
            <text:p>0.025116</text:p>
          </table:table-cell>
          <table:table-cell office:value-type="float" office:value="0.034593" calcext:value-type="float">
            <text:p>0.0345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767" calcext:value-type="float">
            <text:p>0.021767</text:p>
          </table:table-cell>
          <table:table-cell office:value-type="float" office:value="0.029052" calcext:value-type="float">
            <text:p>0.029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031411" calcext:value-type="float">
            <text:p>0.031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918" calcext:value-type="float">
            <text:p>0.022918</text:p>
          </table:table-cell>
          <table:table-cell office:value-type="float" office:value="0.038249" calcext:value-type="float">
            <text:p>0.038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123" calcext:value-type="float">
            <text:p>0.023123</text:p>
          </table:table-cell>
          <table:table-cell office:value-type="float" office:value="0.045523" calcext:value-type="float">
            <text:p>0.045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41473" calcext:value-type="float">
            <text:p>0.041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402" calcext:value-type="float">
            <text:p>0.022402</text:p>
          </table:table-cell>
          <table:table-cell office:value-type="float" office:value="0.039014" calcext:value-type="float">
            <text:p>0.039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341" calcext:value-type="float">
            <text:p>0.020341</text:p>
          </table:table-cell>
          <table:table-cell office:value-type="float" office:value="0.032644" calcext:value-type="float">
            <text:p>0.032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795" calcext:value-type="float">
            <text:p>0.021795</text:p>
          </table:table-cell>
          <table:table-cell office:value-type="float" office:value="0.028466" calcext:value-type="float">
            <text:p>0.028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257" calcext:value-type="float">
            <text:p>0.024257</text:p>
          </table:table-cell>
          <table:table-cell office:value-type="float" office:value="0.034361" calcext:value-type="float">
            <text:p>0.0343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963" calcext:value-type="float">
            <text:p>0.023963</text:p>
          </table:table-cell>
          <table:table-cell office:value-type="float" office:value="0.044902" calcext:value-type="float">
            <text:p>0.0449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895" calcext:value-type="float">
            <text:p>0.024895</text:p>
          </table:table-cell>
          <table:table-cell office:value-type="float" office:value="0.045222" calcext:value-type="float">
            <text:p>0.045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506" calcext:value-type="float">
            <text:p>0.021506</text:p>
          </table:table-cell>
          <table:table-cell office:value-type="float" office:value="0.029055" calcext:value-type="float">
            <text:p>0.029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0.02572" calcext:value-type="float">
            <text:p>0.02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997" calcext:value-type="float">
            <text:p>0.021997</text:p>
          </table:table-cell>
          <table:table-cell office:value-type="float" office:value="0.049107" calcext:value-type="float">
            <text:p>0.049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136" calcext:value-type="float">
            <text:p>0.023136</text:p>
          </table:table-cell>
          <table:table-cell office:value-type="float" office:value="0.05076" calcext:value-type="float">
            <text:p>0.05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333" calcext:value-type="float">
            <text:p>0.024333</text:p>
          </table:table-cell>
          <table:table-cell office:value-type="float" office:value="0.029898" calcext:value-type="float">
            <text:p>0.029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144" calcext:value-type="float">
            <text:p>0.022144</text:p>
          </table:table-cell>
          <table:table-cell office:value-type="float" office:value="0.045695" calcext:value-type="float">
            <text:p>0.045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45308" calcext:value-type="float">
            <text:p>0.045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664" calcext:value-type="float">
            <text:p>0.021664</text:p>
          </table:table-cell>
          <table:table-cell office:value-type="float" office:value="0.033253" calcext:value-type="float">
            <text:p>0.033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497" calcext:value-type="float">
            <text:p>0.021497</text:p>
          </table:table-cell>
          <table:table-cell office:value-type="float" office:value="0.035439" calcext:value-type="float">
            <text:p>0.0354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141" calcext:value-type="float">
            <text:p>0.024141</text:p>
          </table:table-cell>
          <table:table-cell office:value-type="float" office:value="0.044839" calcext:value-type="float">
            <text:p>0.0448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522" calcext:value-type="float">
            <text:p>0.024522</text:p>
          </table:table-cell>
          <table:table-cell office:value-type="float" office:value="0.026349" calcext:value-type="float">
            <text:p>0.026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864" calcext:value-type="float">
            <text:p>0.021864</text:p>
          </table:table-cell>
          <table:table-cell office:value-type="float" office:value="0.031148" calcext:value-type="float">
            <text:p>0.031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281" calcext:value-type="float">
            <text:p>0.022281</text:p>
          </table:table-cell>
          <table:table-cell office:value-type="float" office:value="0.043234" calcext:value-type="float">
            <text:p>0.043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183" calcext:value-type="float">
            <text:p>0.023183</text:p>
          </table:table-cell>
          <table:table-cell office:value-type="float" office:value="0.041364" calcext:value-type="float">
            <text:p>0.041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4534" calcext:value-type="float">
            <text:p>0.034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894" calcext:value-type="float">
            <text:p>0.023894</text:p>
          </table:table-cell>
          <table:table-cell office:value-type="float" office:value="0.033276" calcext:value-type="float">
            <text:p>0.0332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694" calcext:value-type="float">
            <text:p>0.023694</text:p>
          </table:table-cell>
          <table:table-cell office:value-type="float" office:value="0.032509" calcext:value-type="float">
            <text:p>0.032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727" calcext:value-type="float">
            <text:p>0.021727</text:p>
          </table:table-cell>
          <table:table-cell office:value-type="float" office:value="0.036976" calcext:value-type="float">
            <text:p>0.0369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732" calcext:value-type="float">
            <text:p>0.022732</text:p>
          </table:table-cell>
          <table:table-cell office:value-type="float" office:value="0.03527" calcext:value-type="float">
            <text:p>0.03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528" calcext:value-type="float">
            <text:p>0.025528</text:p>
          </table:table-cell>
          <table:table-cell office:value-type="float" office:value="0.027449" calcext:value-type="float">
            <text:p>0.027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206" calcext:value-type="float">
            <text:p>0.023206</text:p>
          </table:table-cell>
          <table:table-cell office:value-type="float" office:value="0.038398" calcext:value-type="float">
            <text:p>0.038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161" calcext:value-type="float">
            <text:p>0.025161</text:p>
          </table:table-cell>
          <table:table-cell office:value-type="float" office:value="0.052336" calcext:value-type="float">
            <text:p>0.052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871" calcext:value-type="float">
            <text:p>0.020871</text:p>
          </table:table-cell>
          <table:table-cell office:value-type="float" office:value="0.046067" calcext:value-type="float">
            <text:p>0.046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527" calcext:value-type="float">
            <text:p>0.022527</text:p>
          </table:table-cell>
          <table:table-cell office:value-type="float" office:value="0.031121" calcext:value-type="float">
            <text:p>0.031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646" calcext:value-type="float">
            <text:p>0.021646</text:p>
          </table:table-cell>
          <table:table-cell office:value-type="float" office:value="0.035278" calcext:value-type="float">
            <text:p>0.0352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061" calcext:value-type="float">
            <text:p>0.022061</text:p>
          </table:table-cell>
          <table:table-cell office:value-type="float" office:value="0.027144" calcext:value-type="float">
            <text:p>0.027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014" calcext:value-type="float">
            <text:p>0.023014</text:p>
          </table:table-cell>
          <table:table-cell office:value-type="float" office:value="0.056511" calcext:value-type="float">
            <text:p>0.056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514" calcext:value-type="float">
            <text:p>0.023514</text:p>
          </table:table-cell>
          <table:table-cell office:value-type="float" office:value="0.051344" calcext:value-type="float">
            <text:p>0.0513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764" calcext:value-type="float">
            <text:p>0.024764</text:p>
          </table:table-cell>
          <table:table-cell office:value-type="float" office:value="0.041385" calcext:value-type="float">
            <text:p>0.0413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46" calcext:value-type="float">
            <text:p>0.024346</text:p>
          </table:table-cell>
          <table:table-cell office:value-type="float" office:value="0.05041" calcext:value-type="float">
            <text:p>0.05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677" calcext:value-type="float">
            <text:p>0.026677</text:p>
          </table:table-cell>
          <table:table-cell office:value-type="float" office:value="0.058619" calcext:value-type="float">
            <text:p>0.058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225" calcext:value-type="float">
            <text:p>0.023225</text:p>
          </table:table-cell>
          <table:table-cell office:value-type="float" office:value="0.048473" calcext:value-type="float">
            <text:p>0.048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368" calcext:value-type="float">
            <text:p>0.021368</text:p>
          </table:table-cell>
          <table:table-cell office:value-type="float" office:value="0.041324" calcext:value-type="float">
            <text:p>0.041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54968" calcext:value-type="float">
            <text:p>0.054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72" calcext:value-type="float">
            <text:p>0.024972</text:p>
          </table:table-cell>
          <table:table-cell office:value-type="float" office:value="0.044141" calcext:value-type="float">
            <text:p>0.044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852" calcext:value-type="float">
            <text:p>0.021852</text:p>
          </table:table-cell>
          <table:table-cell office:value-type="float" office:value="0.045732" calcext:value-type="float">
            <text:p>0.045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50916" calcext:value-type="float">
            <text:p>0.050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935" calcext:value-type="float">
            <text:p>0.025935</text:p>
          </table:table-cell>
          <table:table-cell office:value-type="float" office:value="0.067802" calcext:value-type="float">
            <text:p>0.067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021" calcext:value-type="float">
            <text:p>0.025021</text:p>
          </table:table-cell>
          <table:table-cell office:value-type="float" office:value="0.072801" calcext:value-type="float">
            <text:p>0.072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761" calcext:value-type="float">
            <text:p>0.021761</text:p>
          </table:table-cell>
          <table:table-cell office:value-type="float" office:value="0.052968" calcext:value-type="float">
            <text:p>0.052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201" calcext:value-type="float">
            <text:p>0.023201</text:p>
          </table:table-cell>
          <table:table-cell office:value-type="float" office:value="0.051063" calcext:value-type="float">
            <text:p>0.051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0.044819" calcext:value-type="float">
            <text:p>0.0448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767" calcext:value-type="float">
            <text:p>0.021767</text:p>
          </table:table-cell>
          <table:table-cell office:value-type="float" office:value="0.042542" calcext:value-type="float">
            <text:p>0.0425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635" calcext:value-type="float">
            <text:p>0.023635</text:p>
          </table:table-cell>
          <table:table-cell office:value-type="float" office:value="0.041673" calcext:value-type="float">
            <text:p>0.0416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195" calcext:value-type="float">
            <text:p>0.025195</text:p>
          </table:table-cell>
          <table:table-cell office:value-type="float" office:value="0.054162" calcext:value-type="float">
            <text:p>0.0541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928" calcext:value-type="float">
            <text:p>0.021928</text:p>
          </table:table-cell>
          <table:table-cell office:value-type="float" office:value="0.043591" calcext:value-type="float">
            <text:p>0.043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885" calcext:value-type="float">
            <text:p>0.024885</text:p>
          </table:table-cell>
          <table:table-cell office:value-type="float" office:value="0.049487" calcext:value-type="float">
            <text:p>0.0494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2016" calcext:value-type="float">
            <text:p>0.022016</text:p>
          </table:table-cell>
          <table:table-cell office:value-type="float" office:value="0.061857" calcext:value-type="float">
            <text:p>0.061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9977" calcext:value-type="float">
            <text:p>0.019977</text:p>
          </table:table-cell>
          <table:table-cell office:value-type="float" office:value="0.048536" calcext:value-type="float">
            <text:p>0.0485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162" calcext:value-type="float">
            <text:p>0.021162</text:p>
          </table:table-cell>
          <table:table-cell office:value-type="float" office:value="0.044535" calcext:value-type="float">
            <text:p>0.044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4382" calcext:value-type="float">
            <text:p>0.043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39" calcext:value-type="float">
            <text:p>0.023339</text:p>
          </table:table-cell>
          <table:table-cell office:value-type="float" office:value="0.077899" calcext:value-type="float">
            <text:p>0.0778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055715" calcext:value-type="float">
            <text:p>0.055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07" calcext:value-type="float">
            <text:p>0.023307</text:p>
          </table:table-cell>
          <table:table-cell office:value-type="float" office:value="0.047472" calcext:value-type="float">
            <text:p>0.0474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2938" calcext:value-type="float">
            <text:p>0.022938</text:p>
          </table:table-cell>
          <table:table-cell office:value-type="float" office:value="0.033532" calcext:value-type="float">
            <text:p>0.0335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792" calcext:value-type="float">
            <text:p>0.024792</text:p>
          </table:table-cell>
          <table:table-cell office:value-type="float" office:value="0.031651" calcext:value-type="float">
            <text:p>0.031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646" calcext:value-type="float">
            <text:p>0.025646</text:p>
          </table:table-cell>
          <table:table-cell office:value-type="float" office:value="0.039411" calcext:value-type="float">
            <text:p>0.039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941" calcext:value-type="float">
            <text:p>0.023941</text:p>
          </table:table-cell>
          <table:table-cell office:value-type="float" office:value="0.061019" calcext:value-type="float">
            <text:p>0.061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014" calcext:value-type="float">
            <text:p>0.021014</text:p>
          </table:table-cell>
          <table:table-cell office:value-type="float" office:value="0.050936" calcext:value-type="float">
            <text:p>0.050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868" calcext:value-type="float">
            <text:p>0.021868</text:p>
          </table:table-cell>
          <table:table-cell office:value-type="float" office:value="0.071893" calcext:value-type="float">
            <text:p>0.071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593" calcext:value-type="float">
            <text:p>0.023593</text:p>
          </table:table-cell>
          <table:table-cell office:value-type="float" office:value="0.053668" calcext:value-type="float">
            <text:p>0.053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2668" calcext:value-type="float">
            <text:p>0.022668</text:p>
          </table:table-cell>
          <table:table-cell office:value-type="float" office:value="0.058002" calcext:value-type="float">
            <text:p>0.058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178" calcext:value-type="float">
            <text:p>0.025178</text:p>
          </table:table-cell>
          <table:table-cell office:value-type="float" office:value="0.049148" calcext:value-type="float">
            <text:p>0.049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553" calcext:value-type="float">
            <text:p>0.021553</text:p>
          </table:table-cell>
          <table:table-cell office:value-type="float" office:value="0.046421" calcext:value-type="float">
            <text:p>0.046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49" calcext:value-type="float">
            <text:p>0.024649</text:p>
          </table:table-cell>
          <table:table-cell office:value-type="float" office:value="0.05145" calcext:value-type="float">
            <text:p>0.05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866" calcext:value-type="float">
            <text:p>0.024866</text:p>
          </table:table-cell>
          <table:table-cell office:value-type="float" office:value="0.047153" calcext:value-type="float">
            <text:p>0.047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236" calcext:value-type="float">
            <text:p>0.021236</text:p>
          </table:table-cell>
          <table:table-cell office:value-type="float" office:value="0.041485" calcext:value-type="float">
            <text:p>0.041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54" calcext:value-type="float">
            <text:p>0.025854</text:p>
          </table:table-cell>
          <table:table-cell office:value-type="float" office:value="0.035506" calcext:value-type="float">
            <text:p>0.035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799" calcext:value-type="float">
            <text:p>0.024799</text:p>
          </table:table-cell>
          <table:table-cell office:value-type="float" office:value="0.034212" calcext:value-type="float">
            <text:p>0.034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058" calcext:value-type="float">
            <text:p>0.025058</text:p>
          </table:table-cell>
          <table:table-cell office:value-type="float" office:value="0.054211" calcext:value-type="float">
            <text:p>0.054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0638" calcext:value-type="float">
            <text:p>0.020638</text:p>
          </table:table-cell>
          <table:table-cell office:value-type="float" office:value="0.034007" calcext:value-type="float">
            <text:p>0.034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53103" calcext:value-type="float">
            <text:p>0.053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477" calcext:value-type="float">
            <text:p>0.025477</text:p>
          </table:table-cell>
          <table:table-cell office:value-type="float" office:value="0.038938" calcext:value-type="float">
            <text:p>0.038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2863" calcext:value-type="float">
            <text:p>0.022863</text:p>
          </table:table-cell>
          <table:table-cell office:value-type="float" office:value="0.050835" calcext:value-type="float">
            <text:p>0.050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837" calcext:value-type="float">
            <text:p>0.021837</text:p>
          </table:table-cell>
          <table:table-cell office:value-type="float" office:value="0.045377" calcext:value-type="float">
            <text:p>0.045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199" calcext:value-type="float">
            <text:p>0.021199</text:p>
          </table:table-cell>
          <table:table-cell office:value-type="float" office:value="0.040342" calcext:value-type="float">
            <text:p>0.040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5197" calcext:value-type="float">
            <text:p>0.025197</text:p>
          </table:table-cell>
          <table:table-cell office:value-type="float" office:value="0.048747" calcext:value-type="float">
            <text:p>0.0487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018" calcext:value-type="float">
            <text:p>0.024018</text:p>
          </table:table-cell>
          <table:table-cell office:value-type="float" office:value="0.036462" calcext:value-type="float">
            <text:p>0.0364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5771" calcext:value-type="float">
            <text:p>0.025771</text:p>
          </table:table-cell>
          <table:table-cell office:value-type="float" office:value="0.046305" calcext:value-type="float">
            <text:p>0.0463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5919" calcext:value-type="float">
            <text:p>0.025919</text:p>
          </table:table-cell>
          <table:table-cell office:value-type="float" office:value="0.060463" calcext:value-type="float">
            <text:p>0.060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709" calcext:value-type="float">
            <text:p>0.022709</text:p>
          </table:table-cell>
          <table:table-cell office:value-type="float" office:value="0.049796" calcext:value-type="float">
            <text:p>0.0497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6521" calcext:value-type="float">
            <text:p>0.06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58219" calcext:value-type="float">
            <text:p>0.0582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542" calcext:value-type="float">
            <text:p>0.023542</text:p>
          </table:table-cell>
          <table:table-cell office:value-type="float" office:value="0.058401" calcext:value-type="float">
            <text:p>0.0584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781" calcext:value-type="float">
            <text:p>0.023781</text:p>
          </table:table-cell>
          <table:table-cell office:value-type="float" office:value="0.067194" calcext:value-type="float">
            <text:p>0.067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009" calcext:value-type="float">
            <text:p>0.023009</text:p>
          </table:table-cell>
          <table:table-cell office:value-type="float" office:value="0.045137" calcext:value-type="float">
            <text:p>0.0451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1105" calcext:value-type="float">
            <text:p>0.021105</text:p>
          </table:table-cell>
          <table:table-cell office:value-type="float" office:value="0.042881" calcext:value-type="float">
            <text:p>0.0428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8025" calcext:value-type="float">
            <text:p>0.028025</text:p>
          </table:table-cell>
          <table:table-cell office:value-type="float" office:value="0.064856" calcext:value-type="float">
            <text:p>0.064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661" calcext:value-type="float">
            <text:p>0.024661</text:p>
          </table:table-cell>
          <table:table-cell office:value-type="float" office:value="0.06104" calcext:value-type="float">
            <text:p>0.06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959" calcext:value-type="float">
            <text:p>0.023959</text:p>
          </table:table-cell>
          <table:table-cell office:value-type="float" office:value="0.056623" calcext:value-type="float">
            <text:p>0.0566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543" calcext:value-type="float">
            <text:p>0.024543</text:p>
          </table:table-cell>
          <table:table-cell office:value-type="float" office:value="0.062614" calcext:value-type="float">
            <text:p>0.0626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117" calcext:value-type="float">
            <text:p>0.023117</text:p>
          </table:table-cell>
          <table:table-cell office:value-type="float" office:value="0.077117" calcext:value-type="float">
            <text:p>0.077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675" calcext:value-type="float">
            <text:p>0.022675</text:p>
          </table:table-cell>
          <table:table-cell office:value-type="float" office:value="0.067106" calcext:value-type="float">
            <text:p>0.067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0961" calcext:value-type="float">
            <text:p>0.020961</text:p>
          </table:table-cell>
          <table:table-cell office:value-type="float" office:value="0.062974" calcext:value-type="float">
            <text:p>0.06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283" calcext:value-type="float">
            <text:p>0.024283</text:p>
          </table:table-cell>
          <table:table-cell office:value-type="float" office:value="0.060182" calcext:value-type="float">
            <text:p>0.0601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60715" calcext:value-type="float">
            <text:p>0.0607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811" calcext:value-type="float">
            <text:p>0.023811</text:p>
          </table:table-cell>
          <table:table-cell office:value-type="float" office:value="0.060899" calcext:value-type="float">
            <text:p>0.0608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793" calcext:value-type="float">
            <text:p>0.022793</text:p>
          </table:table-cell>
          <table:table-cell office:value-type="float" office:value="0.062246" calcext:value-type="float">
            <text:p>0.0622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207" calcext:value-type="float">
            <text:p>0.024207</text:p>
          </table:table-cell>
          <table:table-cell office:value-type="float" office:value="0.048206" calcext:value-type="float">
            <text:p>0.048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872" calcext:value-type="float">
            <text:p>0.024872</text:p>
          </table:table-cell>
          <table:table-cell office:value-type="float" office:value="0.039357" calcext:value-type="float">
            <text:p>0.0393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241" calcext:value-type="float">
            <text:p>0.024241</text:p>
          </table:table-cell>
          <table:table-cell office:value-type="float" office:value="0.070669" calcext:value-type="float">
            <text:p>0.0706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464" calcext:value-type="float">
            <text:p>0.023464</text:p>
          </table:table-cell>
          <table:table-cell office:value-type="float" office:value="0.05354" calcext:value-type="float">
            <text:p>0.053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505" calcext:value-type="float">
            <text:p>0.022505</text:p>
          </table:table-cell>
          <table:table-cell office:value-type="float" office:value="0.051003" calcext:value-type="float">
            <text:p>0.051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048" calcext:value-type="float">
            <text:p>0.023048</text:p>
          </table:table-cell>
          <table:table-cell office:value-type="float" office:value="0.064293" calcext:value-type="float">
            <text:p>0.064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6184" calcext:value-type="float">
            <text:p>0.026184</text:p>
          </table:table-cell>
          <table:table-cell office:value-type="float" office:value="0.050546" calcext:value-type="float">
            <text:p>0.0505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5952" calcext:value-type="float">
            <text:p>0.025952</text:p>
          </table:table-cell>
          <table:table-cell office:value-type="float" office:value="0.058764" calcext:value-type="float">
            <text:p>0.0587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313" calcext:value-type="float">
            <text:p>0.023313</text:p>
          </table:table-cell>
          <table:table-cell office:value-type="float" office:value="0.054392" calcext:value-type="float">
            <text:p>0.0543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482" calcext:value-type="float">
            <text:p>0.024482</text:p>
          </table:table-cell>
          <table:table-cell office:value-type="float" office:value="0.054363" calcext:value-type="float">
            <text:p>0.0543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779" calcext:value-type="float">
            <text:p>0.024779</text:p>
          </table:table-cell>
          <table:table-cell office:value-type="float" office:value="0.068346" calcext:value-type="float">
            <text:p>0.068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432" calcext:value-type="float">
            <text:p>0.023432</text:p>
          </table:table-cell>
          <table:table-cell office:value-type="float" office:value="0.063535" calcext:value-type="float">
            <text:p>0.0635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731" calcext:value-type="float">
            <text:p>0.023731</text:p>
          </table:table-cell>
          <table:table-cell office:value-type="float" office:value="0.060114" calcext:value-type="float">
            <text:p>0.060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49565" calcext:value-type="float">
            <text:p>0.0495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672" calcext:value-type="float">
            <text:p>0.022672</text:p>
          </table:table-cell>
          <table:table-cell office:value-type="float" office:value="0.068619" calcext:value-type="float">
            <text:p>0.0686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853" calcext:value-type="float">
            <text:p>0.023853</text:p>
          </table:table-cell>
          <table:table-cell office:value-type="float" office:value="0.047806" calcext:value-type="float">
            <text:p>0.047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1651" calcext:value-type="float">
            <text:p>0.021651</text:p>
          </table:table-cell>
          <table:table-cell office:value-type="float" office:value="0.065338" calcext:value-type="float">
            <text:p>0.0653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661" calcext:value-type="float">
            <text:p>0.023661</text:p>
          </table:table-cell>
          <table:table-cell office:value-type="float" office:value="0.077004" calcext:value-type="float">
            <text:p>0.077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.055386" calcext:value-type="float">
            <text:p>0.0553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587" calcext:value-type="float">
            <text:p>0.022587</text:p>
          </table:table-cell>
          <table:table-cell office:value-type="float" office:value="0.062363" calcext:value-type="float">
            <text:p>0.0623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375" calcext:value-type="float">
            <text:p>0.022375</text:p>
          </table:table-cell>
          <table:table-cell office:value-type="float" office:value="0.065581" calcext:value-type="float">
            <text:p>0.0655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012" calcext:value-type="float">
            <text:p>0.024012</text:p>
          </table:table-cell>
          <table:table-cell office:value-type="float" office:value="0.056478" calcext:value-type="float">
            <text:p>0.0564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932" calcext:value-type="float">
            <text:p>0.022932</text:p>
          </table:table-cell>
          <table:table-cell office:value-type="float" office:value="0.04979" calcext:value-type="float">
            <text:p>0.049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887" calcext:value-type="float">
            <text:p>0.024887</text:p>
          </table:table-cell>
          <table:table-cell office:value-type="float" office:value="0.064262" calcext:value-type="float">
            <text:p>0.0642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829" calcext:value-type="float">
            <text:p>0.023829</text:p>
          </table:table-cell>
          <table:table-cell office:value-type="float" office:value="0.066456" calcext:value-type="float">
            <text:p>0.066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5779" calcext:value-type="float">
            <text:p>0.025779</text:p>
          </table:table-cell>
          <table:table-cell office:value-type="float" office:value="0.065449" calcext:value-type="float">
            <text:p>0.065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867" calcext:value-type="float">
            <text:p>0.022867</text:p>
          </table:table-cell>
          <table:table-cell office:value-type="float" office:value="0.043059" calcext:value-type="float">
            <text:p>0.043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058537" calcext:value-type="float">
            <text:p>0.0585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64981" calcext:value-type="float">
            <text:p>0.0649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116" calcext:value-type="float">
            <text:p>0.024116</text:p>
          </table:table-cell>
          <table:table-cell office:value-type="float" office:value="0.051489" calcext:value-type="float">
            <text:p>0.051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682" calcext:value-type="float">
            <text:p>0.024682</text:p>
          </table:table-cell>
          <table:table-cell office:value-type="float" office:value="0.067518" calcext:value-type="float">
            <text:p>0.067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54" calcext:value-type="float">
            <text:p>0.023754</text:p>
          </table:table-cell>
          <table:table-cell office:value-type="float" office:value="0.068343" calcext:value-type="float">
            <text:p>0.0683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692" calcext:value-type="float">
            <text:p>0.023692</text:p>
          </table:table-cell>
          <table:table-cell office:value-type="float" office:value="0.072425" calcext:value-type="float">
            <text:p>0.072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1896" calcext:value-type="float">
            <text:p>0.021896</text:p>
          </table:table-cell>
          <table:table-cell office:value-type="float" office:value="0.066526" calcext:value-type="float">
            <text:p>0.066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0.05362" calcext:value-type="float">
            <text:p>0.053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88" calcext:value-type="float">
            <text:p>0.023788</text:p>
          </table:table-cell>
          <table:table-cell office:value-type="float" office:value="0.072807" calcext:value-type="float">
            <text:p>0.0728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0.068103" calcext:value-type="float">
            <text:p>0.068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9026" calcext:value-type="float">
            <text:p>0.029026</text:p>
          </table:table-cell>
          <table:table-cell office:value-type="float" office:value="0.071184" calcext:value-type="float">
            <text:p>0.071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63106" calcext:value-type="float">
            <text:p>0.063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11058" calcext:value-type="float">
            <text:p>0.11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0.055727" calcext:value-type="float">
            <text:p>0.055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388" calcext:value-type="float">
            <text:p>0.023388</text:p>
          </table:table-cell>
          <table:table-cell office:value-type="float" office:value="0.068148" calcext:value-type="float">
            <text:p>0.0681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74489" calcext:value-type="float">
            <text:p>0.074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32" calcext:value-type="float">
            <text:p>0.025432</text:p>
          </table:table-cell>
          <table:table-cell office:value-type="float" office:value="0.072732" calcext:value-type="float">
            <text:p>0.0727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83" calcext:value-type="float">
            <text:p>0.02683</text:p>
          </table:table-cell>
          <table:table-cell office:value-type="float" office:value="0.08147" calcext:value-type="float">
            <text:p>0.081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438" calcext:value-type="float">
            <text:p>0.023438</text:p>
          </table:table-cell>
          <table:table-cell office:value-type="float" office:value="0.070409" calcext:value-type="float">
            <text:p>0.070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1822" calcext:value-type="float">
            <text:p>0.021822</text:p>
          </table:table-cell>
          <table:table-cell office:value-type="float" office:value="0.072674" calcext:value-type="float">
            <text:p>0.0726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191" calcext:value-type="float">
            <text:p>0.025191</text:p>
          </table:table-cell>
          <table:table-cell office:value-type="float" office:value="0.071185" calcext:value-type="float">
            <text:p>0.071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57755" calcext:value-type="float">
            <text:p>0.0577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344" calcext:value-type="float">
            <text:p>0.024344</text:p>
          </table:table-cell>
          <table:table-cell office:value-type="float" office:value="0.060819" calcext:value-type="float">
            <text:p>0.0608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304" calcext:value-type="float">
            <text:p>0.025304</text:p>
          </table:table-cell>
          <table:table-cell office:value-type="float" office:value="0.057061" calcext:value-type="float">
            <text:p>0.0570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203" calcext:value-type="float">
            <text:p>0.026203</text:p>
          </table:table-cell>
          <table:table-cell office:value-type="float" office:value="0.068205" calcext:value-type="float">
            <text:p>0.068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062934" calcext:value-type="float">
            <text:p>0.0629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241" calcext:value-type="float">
            <text:p>0.026241</text:p>
          </table:table-cell>
          <table:table-cell office:value-type="float" office:value="0.071692" calcext:value-type="float">
            <text:p>0.0716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279" calcext:value-type="float">
            <text:p>0.025279</text:p>
          </table:table-cell>
          <table:table-cell office:value-type="float" office:value="0.0794" calcext:value-type="float">
            <text:p>0.0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67" calcext:value-type="float">
            <text:p>0.023767</text:p>
          </table:table-cell>
          <table:table-cell office:value-type="float" office:value="0.066783" calcext:value-type="float">
            <text:p>0.0667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632" calcext:value-type="float">
            <text:p>0.024632</text:p>
          </table:table-cell>
          <table:table-cell office:value-type="float" office:value="0.079193" calcext:value-type="float">
            <text:p>0.0791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482" calcext:value-type="float">
            <text:p>0.023482</text:p>
          </table:table-cell>
          <table:table-cell office:value-type="float" office:value="0.053046" calcext:value-type="float">
            <text:p>0.0530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593" calcext:value-type="float">
            <text:p>0.023593</text:p>
          </table:table-cell>
          <table:table-cell office:value-type="float" office:value="0.071321" calcext:value-type="float">
            <text:p>0.0713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31" calcext:value-type="float">
            <text:p>0.025431</text:p>
          </table:table-cell>
          <table:table-cell office:value-type="float" office:value="0.062023" calcext:value-type="float">
            <text:p>0.062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324" calcext:value-type="float">
            <text:p>0.024324</text:p>
          </table:table-cell>
          <table:table-cell office:value-type="float" office:value="0.077348" calcext:value-type="float">
            <text:p>0.077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098" calcext:value-type="float">
            <text:p>0.026098</text:p>
          </table:table-cell>
          <table:table-cell office:value-type="float" office:value="0.075696" calcext:value-type="float">
            <text:p>0.075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318" calcext:value-type="float">
            <text:p>0.023318</text:p>
          </table:table-cell>
          <table:table-cell office:value-type="float" office:value="0.091349" calcext:value-type="float">
            <text:p>0.0913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8192" calcext:value-type="float">
            <text:p>0.028192</text:p>
          </table:table-cell>
          <table:table-cell office:value-type="float" office:value="0.061218" calcext:value-type="float">
            <text:p>0.0612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065663" calcext:value-type="float">
            <text:p>0.0656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657" calcext:value-type="float">
            <text:p>0.025657</text:p>
          </table:table-cell>
          <table:table-cell office:value-type="float" office:value="0.05109" calcext:value-type="float">
            <text:p>0.05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455" calcext:value-type="float">
            <text:p>0.023455</text:p>
          </table:table-cell>
          <table:table-cell office:value-type="float" office:value="0.082466" calcext:value-type="float">
            <text:p>0.0824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925" calcext:value-type="float">
            <text:p>0.026925</text:p>
          </table:table-cell>
          <table:table-cell office:value-type="float" office:value="0.075764" calcext:value-type="float">
            <text:p>0.0757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599" calcext:value-type="float">
            <text:p>0.024599</text:p>
          </table:table-cell>
          <table:table-cell office:value-type="float" office:value="0.058414" calcext:value-type="float">
            <text:p>0.058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361" calcext:value-type="float">
            <text:p>0.027361</text:p>
          </table:table-cell>
          <table:table-cell office:value-type="float" office:value="0.063432" calcext:value-type="float">
            <text:p>0.0634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134" calcext:value-type="float">
            <text:p>0.027134</text:p>
          </table:table-cell>
          <table:table-cell office:value-type="float" office:value="0.059451" calcext:value-type="float">
            <text:p>0.0594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1938" calcext:value-type="float">
            <text:p>0.021938</text:p>
          </table:table-cell>
          <table:table-cell office:value-type="float" office:value="0.05765" calcext:value-type="float">
            <text:p>0.057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68701" calcext:value-type="float">
            <text:p>0.068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44" calcext:value-type="float">
            <text:p>0.026644</text:p>
          </table:table-cell>
          <table:table-cell office:value-type="float" office:value="0.063204" calcext:value-type="float">
            <text:p>0.0632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61968" calcext:value-type="float">
            <text:p>0.0619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554" calcext:value-type="float">
            <text:p>0.023554</text:p>
          </table:table-cell>
          <table:table-cell office:value-type="float" office:value="0.076797" calcext:value-type="float">
            <text:p>0.0767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11" calcext:value-type="float">
            <text:p>0.025711</text:p>
          </table:table-cell>
          <table:table-cell office:value-type="float" office:value="0.083586" calcext:value-type="float">
            <text:p>0.0835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58992" calcext:value-type="float">
            <text:p>0.0589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841" calcext:value-type="float">
            <text:p>0.023841</text:p>
          </table:table-cell>
          <table:table-cell office:value-type="float" office:value="0.088135" calcext:value-type="float">
            <text:p>0.0881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57561" calcext:value-type="float">
            <text:p>0.0575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7622" calcext:value-type="float">
            <text:p>0.027622</text:p>
          </table:table-cell>
          <table:table-cell office:value-type="float" office:value="0.074385" calcext:value-type="float">
            <text:p>0.0743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832" calcext:value-type="float">
            <text:p>0.026832</text:p>
          </table:table-cell>
          <table:table-cell office:value-type="float" office:value="0.04771" calcext:value-type="float">
            <text:p>0.047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714" calcext:value-type="float">
            <text:p>0.025714</text:p>
          </table:table-cell>
          <table:table-cell office:value-type="float" office:value="0.087839" calcext:value-type="float">
            <text:p>0.0878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857" calcext:value-type="float">
            <text:p>0.025857</text:p>
          </table:table-cell>
          <table:table-cell office:value-type="float" office:value="0.074257" calcext:value-type="float">
            <text:p>0.0742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8236" calcext:value-type="float">
            <text:p>0.028236</text:p>
          </table:table-cell>
          <table:table-cell office:value-type="float" office:value="0.073732" calcext:value-type="float">
            <text:p>0.0737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0.081689" calcext:value-type="float">
            <text:p>0.0816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053" calcext:value-type="float">
            <text:p>0.026053</text:p>
          </table:table-cell>
          <table:table-cell office:value-type="float" office:value="0.083042" calcext:value-type="float">
            <text:p>0.0830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7478" calcext:value-type="float">
            <text:p>0.027478</text:p>
          </table:table-cell>
          <table:table-cell office:value-type="float" office:value="0.08094" calcext:value-type="float">
            <text:p>0.080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68582" calcext:value-type="float">
            <text:p>0.0685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0667" calcext:value-type="float">
            <text:p>0.020667</text:p>
          </table:table-cell>
          <table:table-cell office:value-type="float" office:value="0.071001" calcext:value-type="float">
            <text:p>0.071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838" calcext:value-type="float">
            <text:p>0.023838</text:p>
          </table:table-cell>
          <table:table-cell office:value-type="float" office:value="0.07597" calcext:value-type="float">
            <text:p>0.075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8472" calcext:value-type="float">
            <text:p>0.028472</text:p>
          </table:table-cell>
          <table:table-cell office:value-type="float" office:value="0.068536" calcext:value-type="float">
            <text:p>0.0685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751" calcext:value-type="float">
            <text:p>0.023751</text:p>
          </table:table-cell>
          <table:table-cell office:value-type="float" office:value="0.068703" calcext:value-type="float">
            <text:p>0.0687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538" calcext:value-type="float">
            <text:p>0.023538</text:p>
          </table:table-cell>
          <table:table-cell office:value-type="float" office:value="0.085801" calcext:value-type="float">
            <text:p>0.0858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8158" calcext:value-type="float">
            <text:p>0.028158</text:p>
          </table:table-cell>
          <table:table-cell office:value-type="float" office:value="0.081794" calcext:value-type="float">
            <text:p>0.0817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753" calcext:value-type="float">
            <text:p>0.025753</text:p>
          </table:table-cell>
          <table:table-cell office:value-type="float" office:value="0.073883" calcext:value-type="float">
            <text:p>0.0738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484" calcext:value-type="float">
            <text:p>0.025484</text:p>
          </table:table-cell>
          <table:table-cell office:value-type="float" office:value="0.068215" calcext:value-type="float">
            <text:p>0.0682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8884" calcext:value-type="float">
            <text:p>0.028884</text:p>
          </table:table-cell>
          <table:table-cell office:value-type="float" office:value="0.076547" calcext:value-type="float">
            <text:p>0.0765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553" calcext:value-type="float">
            <text:p>0.023553</text:p>
          </table:table-cell>
          <table:table-cell office:value-type="float" office:value="0.07659" calcext:value-type="float">
            <text:p>0.076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921" calcext:value-type="float">
            <text:p>0.026921</text:p>
          </table:table-cell>
          <table:table-cell office:value-type="float" office:value="0.062366" calcext:value-type="float">
            <text:p>0.0623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65957" calcext:value-type="float">
            <text:p>0.0659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528" calcext:value-type="float">
            <text:p>0.023528</text:p>
          </table:table-cell>
          <table:table-cell office:value-type="float" office:value="0.080959" calcext:value-type="float">
            <text:p>0.0809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727" calcext:value-type="float">
            <text:p>0.024727</text:p>
          </table:table-cell>
          <table:table-cell office:value-type="float" office:value="0.066096" calcext:value-type="float">
            <text:p>0.066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999" calcext:value-type="float">
            <text:p>0.026999</text:p>
          </table:table-cell>
          <table:table-cell office:value-type="float" office:value="0.10171" calcext:value-type="float">
            <text:p>0.101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519" calcext:value-type="float">
            <text:p>0.026519</text:p>
          </table:table-cell>
          <table:table-cell office:value-type="float" office:value="0.07532" calcext:value-type="float">
            <text:p>0.075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8456" calcext:value-type="float">
            <text:p>0.028456</text:p>
          </table:table-cell>
          <table:table-cell office:value-type="float" office:value="0.066344" calcext:value-type="float">
            <text:p>0.0663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991" calcext:value-type="float">
            <text:p>0.025991</text:p>
          </table:table-cell>
          <table:table-cell office:value-type="float" office:value="0.073481" calcext:value-type="float">
            <text:p>0.073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734" calcext:value-type="float">
            <text:p>0.024734</text:p>
          </table:table-cell>
          <table:table-cell office:value-type="float" office:value="0.069433" calcext:value-type="float">
            <text:p>0.0694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8644" calcext:value-type="float">
            <text:p>0.028644</text:p>
          </table:table-cell>
          <table:table-cell office:value-type="float" office:value="0.073106" calcext:value-type="float">
            <text:p>0.0731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1963" calcext:value-type="float">
            <text:p>0.021963</text:p>
          </table:table-cell>
          <table:table-cell office:value-type="float" office:value="0.061942" calcext:value-type="float">
            <text:p>0.0619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072366" calcext:value-type="float">
            <text:p>0.0723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438" calcext:value-type="float">
            <text:p>0.022438</text:p>
          </table:table-cell>
          <table:table-cell office:value-type="float" office:value="0.073671" calcext:value-type="float">
            <text:p>0.0736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243" calcext:value-type="float">
            <text:p>0.025243</text:p>
          </table:table-cell>
          <table:table-cell office:value-type="float" office:value="0.08509" calcext:value-type="float">
            <text:p>0.085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153" calcext:value-type="float">
            <text:p>0.023153</text:p>
          </table:table-cell>
          <table:table-cell office:value-type="float" office:value="0.047053" calcext:value-type="float">
            <text:p>0.0470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971" calcext:value-type="float">
            <text:p>0.023971</text:p>
          </table:table-cell>
          <table:table-cell office:value-type="float" office:value="0.085175" calcext:value-type="float">
            <text:p>0.0851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8253" calcext:value-type="float">
            <text:p>0.028253</text:p>
          </table:table-cell>
          <table:table-cell office:value-type="float" office:value="0.078261" calcext:value-type="float">
            <text:p>0.0782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461" calcext:value-type="float">
            <text:p>0.023461</text:p>
          </table:table-cell>
          <table:table-cell office:value-type="float" office:value="0.068558" calcext:value-type="float">
            <text:p>0.0685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823" calcext:value-type="float">
            <text:p>0.026823</text:p>
          </table:table-cell>
          <table:table-cell office:value-type="float" office:value="0.078753" calcext:value-type="float">
            <text:p>0.0787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075" calcext:value-type="float">
            <text:p>0.024075</text:p>
          </table:table-cell>
          <table:table-cell office:value-type="float" office:value="0.070242" calcext:value-type="float">
            <text:p>0.070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062" calcext:value-type="float">
            <text:p>0.024062</text:p>
          </table:table-cell>
          <table:table-cell office:value-type="float" office:value="0.071558" calcext:value-type="float">
            <text:p>0.0715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469" calcext:value-type="float">
            <text:p>0.025469</text:p>
          </table:table-cell>
          <table:table-cell office:value-type="float" office:value="0.074974" calcext:value-type="float">
            <text:p>0.0749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946" calcext:value-type="float">
            <text:p>0.024946</text:p>
          </table:table-cell>
          <table:table-cell office:value-type="float" office:value="0.090541" calcext:value-type="float">
            <text:p>0.0905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099501" calcext:value-type="float">
            <text:p>0.0995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232" calcext:value-type="float">
            <text:p>0.025232</text:p>
          </table:table-cell>
          <table:table-cell office:value-type="float" office:value="0.076919" calcext:value-type="float">
            <text:p>0.0769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7791" calcext:value-type="float">
            <text:p>0.027791</text:p>
          </table:table-cell>
          <table:table-cell office:value-type="float" office:value="0.098035" calcext:value-type="float">
            <text:p>0.098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8768" calcext:value-type="float">
            <text:p>0.028768</text:p>
          </table:table-cell>
          <table:table-cell office:value-type="float" office:value="0.086489" calcext:value-type="float">
            <text:p>0.0864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597" calcext:value-type="float">
            <text:p>0.025597</text:p>
          </table:table-cell>
          <table:table-cell office:value-type="float" office:value="0.063594" calcext:value-type="float">
            <text:p>0.0635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677" calcext:value-type="float">
            <text:p>0.024677</text:p>
          </table:table-cell>
          <table:table-cell office:value-type="float" office:value="0.076877" calcext:value-type="float">
            <text:p>0.0768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918" calcext:value-type="float">
            <text:p>0.028918</text:p>
          </table:table-cell>
          <table:table-cell office:value-type="float" office:value="0.088067" calcext:value-type="float">
            <text:p>0.0880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732" calcext:value-type="float">
            <text:p>0.026732</text:p>
          </table:table-cell>
          <table:table-cell office:value-type="float" office:value="0.080343" calcext:value-type="float">
            <text:p>0.0803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6" calcext:value-type="float">
            <text:p>0.02506</text:p>
          </table:table-cell>
          <table:table-cell office:value-type="float" office:value="0.068199" calcext:value-type="float">
            <text:p>0.0681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28" calcext:value-type="float">
            <text:p>0.025128</text:p>
          </table:table-cell>
          <table:table-cell office:value-type="float" office:value="0.095302" calcext:value-type="float">
            <text:p>0.0953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817" calcext:value-type="float">
            <text:p>0.025817</text:p>
          </table:table-cell>
          <table:table-cell office:value-type="float" office:value="0.094607" calcext:value-type="float">
            <text:p>0.0946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581" calcext:value-type="float">
            <text:p>0.024581</text:p>
          </table:table-cell>
          <table:table-cell office:value-type="float" office:value="0.06989" calcext:value-type="float">
            <text:p>0.069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647" calcext:value-type="float">
            <text:p>0.023647</text:p>
          </table:table-cell>
          <table:table-cell office:value-type="float" office:value="0.10284" calcext:value-type="float">
            <text:p>0.102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908" calcext:value-type="float">
            <text:p>0.026908</text:p>
          </table:table-cell>
          <table:table-cell office:value-type="float" office:value="0.078015" calcext:value-type="float">
            <text:p>0.078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846" calcext:value-type="float">
            <text:p>0.027846</text:p>
          </table:table-cell>
          <table:table-cell office:value-type="float" office:value="0.081524" calcext:value-type="float">
            <text:p>0.0815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62" calcext:value-type="float">
            <text:p>0.026162</text:p>
          </table:table-cell>
          <table:table-cell office:value-type="float" office:value="0.070781" calcext:value-type="float">
            <text:p>0.0707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086" calcext:value-type="float">
            <text:p>0.027086</text:p>
          </table:table-cell>
          <table:table-cell office:value-type="float" office:value="0.068876" calcext:value-type="float">
            <text:p>0.0688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0.10752" calcext:value-type="float">
            <text:p>0.10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99082" calcext:value-type="float">
            <text:p>0.0990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8464" calcext:value-type="float">
            <text:p>0.084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778" calcext:value-type="float">
            <text:p>0.029778</text:p>
          </table:table-cell>
          <table:table-cell office:value-type="float" office:value="0.071753" calcext:value-type="float">
            <text:p>0.0717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287" calcext:value-type="float">
            <text:p>0.029287</text:p>
          </table:table-cell>
          <table:table-cell office:value-type="float" office:value="0.085972" calcext:value-type="float">
            <text:p>0.0859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2703" calcext:value-type="float">
            <text:p>0.022703</text:p>
          </table:table-cell>
          <table:table-cell office:value-type="float" office:value="0.10689" calcext:value-type="float">
            <text:p>0.106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963" calcext:value-type="float">
            <text:p>0.026963</text:p>
          </table:table-cell>
          <table:table-cell office:value-type="float" office:value="0.087749" calcext:value-type="float">
            <text:p>0.0877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359" calcext:value-type="float">
            <text:p>0.026359</text:p>
          </table:table-cell>
          <table:table-cell office:value-type="float" office:value="0.10151" calcext:value-type="float">
            <text:p>0.101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090399" calcext:value-type="float">
            <text:p>0.0903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099969" calcext:value-type="float">
            <text:p>0.0999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255" calcext:value-type="float">
            <text:p>0.027255</text:p>
          </table:table-cell>
          <table:table-cell office:value-type="float" office:value="0.078292" calcext:value-type="float">
            <text:p>0.0782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152" calcext:value-type="float">
            <text:p>0.029152</text:p>
          </table:table-cell>
          <table:table-cell office:value-type="float" office:value="0.072948" calcext:value-type="float">
            <text:p>0.072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10626" calcext:value-type="float">
            <text:p>0.106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859" calcext:value-type="float">
            <text:p>0.023859</text:p>
          </table:table-cell>
          <table:table-cell office:value-type="float" office:value="0.096941" calcext:value-type="float">
            <text:p>0.0969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80504" calcext:value-type="float">
            <text:p>0.0805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10812" calcext:value-type="float">
            <text:p>0.108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877" calcext:value-type="float">
            <text:p>0.025877</text:p>
          </table:table-cell>
          <table:table-cell office:value-type="float" office:value="0.075325" calcext:value-type="float">
            <text:p>0.0753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354" calcext:value-type="float">
            <text:p>0.029354</text:p>
          </table:table-cell>
          <table:table-cell office:value-type="float" office:value="0.098039" calcext:value-type="float">
            <text:p>0.0980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426" calcext:value-type="float">
            <text:p>0.028426</text:p>
          </table:table-cell>
          <table:table-cell office:value-type="float" office:value="0.089247" calcext:value-type="float">
            <text:p>0.0892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494" calcext:value-type="float">
            <text:p>0.023494</text:p>
          </table:table-cell>
          <table:table-cell office:value-type="float" office:value="0.073292" calcext:value-type="float">
            <text:p>0.0732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721" calcext:value-type="float">
            <text:p>0.026721</text:p>
          </table:table-cell>
          <table:table-cell office:value-type="float" office:value="0.061359" calcext:value-type="float">
            <text:p>0.061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618" calcext:value-type="float">
            <text:p>0.026618</text:p>
          </table:table-cell>
          <table:table-cell office:value-type="float" office:value="0.086099" calcext:value-type="float">
            <text:p>0.0860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542" calcext:value-type="float">
            <text:p>0.029542</text:p>
          </table:table-cell>
          <table:table-cell office:value-type="float" office:value="0.098158" calcext:value-type="float">
            <text:p>0.0981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844" calcext:value-type="float">
            <text:p>0.025844</text:p>
          </table:table-cell>
          <table:table-cell office:value-type="float" office:value="0.071618" calcext:value-type="float">
            <text:p>0.0716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069" calcext:value-type="float">
            <text:p>0.028069</text:p>
          </table:table-cell>
          <table:table-cell office:value-type="float" office:value="0.065024" calcext:value-type="float">
            <text:p>0.065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901" calcext:value-type="float">
            <text:p>0.026901</text:p>
          </table:table-cell>
          <table:table-cell office:value-type="float" office:value="0.088942" calcext:value-type="float">
            <text:p>0.0889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758" calcext:value-type="float">
            <text:p>0.031758</text:p>
          </table:table-cell>
          <table:table-cell office:value-type="float" office:value="0.080203" calcext:value-type="float">
            <text:p>0.0802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94409" calcext:value-type="float">
            <text:p>0.0944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806" calcext:value-type="float">
            <text:p>0.025806</text:p>
          </table:table-cell>
          <table:table-cell office:value-type="float" office:value="0.10178" calcext:value-type="float">
            <text:p>0.101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918" calcext:value-type="float">
            <text:p>0.024918</text:p>
          </table:table-cell>
          <table:table-cell office:value-type="float" office:value="0.074024" calcext:value-type="float">
            <text:p>0.074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0587" calcext:value-type="float">
            <text:p>0.030587</text:p>
          </table:table-cell>
          <table:table-cell office:value-type="float" office:value="0.085584" calcext:value-type="float">
            <text:p>0.0855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0.074861" calcext:value-type="float">
            <text:p>0.0748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101" calcext:value-type="float">
            <text:p>0.029101</text:p>
          </table:table-cell>
          <table:table-cell office:value-type="float" office:value="0.078379" calcext:value-type="float">
            <text:p>0.078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2086" calcext:value-type="float">
            <text:p>0.022086</text:p>
          </table:table-cell>
          <table:table-cell office:value-type="float" office:value="0.11078" calcext:value-type="float">
            <text:p>0.11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38" calcext:value-type="float">
            <text:p>0.026138</text:p>
          </table:table-cell>
          <table:table-cell office:value-type="float" office:value="0.067216" calcext:value-type="float">
            <text:p>0.0672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741" calcext:value-type="float">
            <text:p>0.027741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173" calcext:value-type="float">
            <text:p>0.027173</text:p>
          </table:table-cell>
          <table:table-cell office:value-type="float" office:value="0.080975" calcext:value-type="float">
            <text:p>0.080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881" calcext:value-type="float">
            <text:p>0.023881</text:p>
          </table:table-cell>
          <table:table-cell office:value-type="float" office:value="0.09503" calcext:value-type="float">
            <text:p>0.095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933" calcext:value-type="float">
            <text:p>0.026933</text:p>
          </table:table-cell>
          <table:table-cell office:value-type="float" office:value="0.11593" calcext:value-type="float">
            <text:p>0.115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494" calcext:value-type="float">
            <text:p>0.028494</text:p>
          </table:table-cell>
          <table:table-cell office:value-type="float" office:value="0.091296" calcext:value-type="float">
            <text:p>0.0912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9388" calcext:value-type="float">
            <text:p>0.029388</text:p>
          </table:table-cell>
          <table:table-cell office:value-type="float" office:value="0.086494" calcext:value-type="float">
            <text:p>0.0864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4888" calcext:value-type="float">
            <text:p>0.024888</text:p>
          </table:table-cell>
          <table:table-cell office:value-type="float" office:value="0.076953" calcext:value-type="float">
            <text:p>0.0769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5141" calcext:value-type="float">
            <text:p>0.025141</text:p>
          </table:table-cell>
          <table:table-cell office:value-type="float" office:value="0.088091" calcext:value-type="float">
            <text:p>0.0880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447" calcext:value-type="float">
            <text:p>0.027447</text:p>
          </table:table-cell>
          <table:table-cell office:value-type="float" office:value="0.1063" calcext:value-type="float">
            <text:p>0.10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1394" calcext:value-type="float">
            <text:p>0.031394</text:p>
          </table:table-cell>
          <table:table-cell office:value-type="float" office:value="0.084371" calcext:value-type="float">
            <text:p>0.0843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5836" calcext:value-type="float">
            <text:p>0.025836</text:p>
          </table:table-cell>
          <table:table-cell office:value-type="float" office:value="0.11352" calcext:value-type="float">
            <text:p>0.113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562" calcext:value-type="float">
            <text:p>0.027562</text:p>
          </table:table-cell>
          <table:table-cell office:value-type="float" office:value="0.10405" calcext:value-type="float">
            <text:p>0.104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081" calcext:value-type="float">
            <text:p>0.026081</text:p>
          </table:table-cell>
          <table:table-cell office:value-type="float" office:value="0.091558" calcext:value-type="float">
            <text:p>0.0915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162" calcext:value-type="float">
            <text:p>0.027162</text:p>
          </table:table-cell>
          <table:table-cell office:value-type="float" office:value="0.088039" calcext:value-type="float">
            <text:p>0.0880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5849" calcext:value-type="float">
            <text:p>0.025849</text:p>
          </table:table-cell>
          <table:table-cell office:value-type="float" office:value="0.087779" calcext:value-type="float">
            <text:p>0.0877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037" calcext:value-type="float">
            <text:p>0.027037</text:p>
          </table:table-cell>
          <table:table-cell office:value-type="float" office:value="0.090629" calcext:value-type="float">
            <text:p>0.0906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514" calcext:value-type="float">
            <text:p>0.028514</text:p>
          </table:table-cell>
          <table:table-cell office:value-type="float" office:value="0.07814" calcext:value-type="float">
            <text:p>0.078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0331" calcext:value-type="float">
            <text:p>0.030331</text:p>
          </table:table-cell>
          <table:table-cell office:value-type="float" office:value="0.086546" calcext:value-type="float">
            <text:p>0.0865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0537" calcext:value-type="float">
            <text:p>0.030537</text:p>
          </table:table-cell>
          <table:table-cell office:value-type="float" office:value="0.098814" calcext:value-type="float">
            <text:p>0.0988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9493" calcext:value-type="float">
            <text:p>0.029493</text:p>
          </table:table-cell>
          <table:table-cell office:value-type="float" office:value="0.092068" calcext:value-type="float">
            <text:p>0.0920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2915" calcext:value-type="float">
            <text:p>0.032915</text:p>
          </table:table-cell>
          <table:table-cell office:value-type="float" office:value="0.095488" calcext:value-type="float">
            <text:p>0.0954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705" calcext:value-type="float">
            <text:p>0.026705</text:p>
          </table:table-cell>
          <table:table-cell office:value-type="float" office:value="0.078266" calcext:value-type="float">
            <text:p>0.078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861" calcext:value-type="float">
            <text:p>0.027861</text:p>
          </table:table-cell>
          <table:table-cell office:value-type="float" office:value="0.091127" calcext:value-type="float">
            <text:p>0.0911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2376" calcext:value-type="float">
            <text:p>0.022376</text:p>
          </table:table-cell>
          <table:table-cell office:value-type="float" office:value="0.097848" calcext:value-type="float">
            <text:p>0.0978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0.077564" calcext:value-type="float">
            <text:p>0.0775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5821" calcext:value-type="float">
            <text:p>0.025821</text:p>
          </table:table-cell>
          <table:table-cell office:value-type="float" office:value="0.09696" calcext:value-type="float">
            <text:p>0.096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587" calcext:value-type="float">
            <text:p>0.028587</text:p>
          </table:table-cell>
          <table:table-cell office:value-type="float" office:value="0.082752" calcext:value-type="float">
            <text:p>0.0827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897" calcext:value-type="float">
            <text:p>0.028897</text:p>
          </table:table-cell>
          <table:table-cell office:value-type="float" office:value="0.10145" calcext:value-type="float">
            <text:p>0.101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827" calcext:value-type="float">
            <text:p>0.028827</text:p>
          </table:table-cell>
          <table:table-cell office:value-type="float" office:value="0.092088" calcext:value-type="float">
            <text:p>0.092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303" calcext:value-type="float">
            <text:p>0.026303</text:p>
          </table:table-cell>
          <table:table-cell office:value-type="float" office:value="0.087553" calcext:value-type="float">
            <text:p>0.0875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429" calcext:value-type="float">
            <text:p>0.028429</text:p>
          </table:table-cell>
          <table:table-cell office:value-type="float" office:value="0.080689" calcext:value-type="float">
            <text:p>0.0806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188" calcext:value-type="float">
            <text:p>0.028188</text:p>
          </table:table-cell>
          <table:table-cell office:value-type="float" office:value="0.094139" calcext:value-type="float">
            <text:p>0.0941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081379" calcext:value-type="float">
            <text:p>0.0813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444" calcext:value-type="float">
            <text:p>0.026444</text:p>
          </table:table-cell>
          <table:table-cell office:value-type="float" office:value="0.10235" calcext:value-type="float">
            <text:p>0.10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0.085602" calcext:value-type="float">
            <text:p>0.0856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749" calcext:value-type="float">
            <text:p>0.027749</text:p>
          </table:table-cell>
          <table:table-cell office:value-type="float" office:value="0.083595" calcext:value-type="float">
            <text:p>0.0835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532" calcext:value-type="float">
            <text:p>0.027532</text:p>
          </table:table-cell>
          <table:table-cell office:value-type="float" office:value="0.076167" calcext:value-type="float">
            <text:p>0.0761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0.10419" calcext:value-type="float">
            <text:p>0.104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4599" calcext:value-type="float">
            <text:p>0.024599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997" calcext:value-type="float">
            <text:p>0.028997</text:p>
          </table:table-cell>
          <table:table-cell office:value-type="float" office:value="0.098054" calcext:value-type="float">
            <text:p>0.0980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724" calcext:value-type="float">
            <text:p>0.026724</text:p>
          </table:table-cell>
          <table:table-cell office:value-type="float" office:value="0.11321" calcext:value-type="float">
            <text:p>0.113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5167" calcext:value-type="float">
            <text:p>0.025167</text:p>
          </table:table-cell>
          <table:table-cell office:value-type="float" office:value="0.10498" calcext:value-type="float">
            <text:p>0.104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573" calcext:value-type="float">
            <text:p>0.028573</text:p>
          </table:table-cell>
          <table:table-cell office:value-type="float" office:value="0.11777" calcext:value-type="float">
            <text:p>0.117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092665" calcext:value-type="float">
            <text:p>0.0926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3827" calcext:value-type="float">
            <text:p>0.023827</text:p>
          </table:table-cell>
          <table:table-cell office:value-type="float" office:value="0.11317" calcext:value-type="float">
            <text:p>0.113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0987" calcext:value-type="float">
            <text:p>0.030987</text:p>
          </table:table-cell>
          <table:table-cell office:value-type="float" office:value="0.091641" calcext:value-type="float">
            <text:p>0.0916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0.078147" calcext:value-type="float">
            <text:p>0.0781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3552" calcext:value-type="float">
            <text:p>0.023552</text:p>
          </table:table-cell>
          <table:table-cell office:value-type="float" office:value="0.094896" calcext:value-type="float">
            <text:p>0.0948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232" calcext:value-type="float">
            <text:p>0.026232</text:p>
          </table:table-cell>
          <table:table-cell office:value-type="float" office:value="0.10723" calcext:value-type="float">
            <text:p>0.107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423" calcext:value-type="float">
            <text:p>0.026423</text:p>
          </table:table-cell>
          <table:table-cell office:value-type="float" office:value="0.089975" calcext:value-type="float">
            <text:p>0.0899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525" calcext:value-type="float">
            <text:p>0.027525</text:p>
          </table:table-cell>
          <table:table-cell office:value-type="float" office:value="0.066304" calcext:value-type="float">
            <text:p>0.0663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6211" calcext:value-type="float">
            <text:p>0.026211</text:p>
          </table:table-cell>
          <table:table-cell office:value-type="float" office:value="0.081724" calcext:value-type="float">
            <text:p>0.0817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4991" calcext:value-type="float">
            <text:p>0.034991</text:p>
          </table:table-cell>
          <table:table-cell office:value-type="float" office:value="0.097206" calcext:value-type="float">
            <text:p>0.0972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9745" calcext:value-type="float">
            <text:p>0.029745</text:p>
          </table:table-cell>
          <table:table-cell office:value-type="float" office:value="0.097917" calcext:value-type="float">
            <text:p>0.0979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3225" calcext:value-type="float">
            <text:p>0.033225</text:p>
          </table:table-cell>
          <table:table-cell office:value-type="float" office:value="0.094763" calcext:value-type="float">
            <text:p>0.0947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186" calcext:value-type="float">
            <text:p>0.03186</text:p>
          </table:table-cell>
          <table:table-cell office:value-type="float" office:value="0.11609" calcext:value-type="float">
            <text:p>0.116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565" calcext:value-type="float">
            <text:p>0.025565</text:p>
          </table:table-cell>
          <table:table-cell office:value-type="float" office:value="0.11934" calcext:value-type="float">
            <text:p>0.119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1315" calcext:value-type="float">
            <text:p>0.031315</text:p>
          </table:table-cell>
          <table:table-cell office:value-type="float" office:value="0.0936" calcext:value-type="float">
            <text:p>0.09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633" calcext:value-type="float">
            <text:p>0.027633</text:p>
          </table:table-cell>
          <table:table-cell office:value-type="float" office:value="0.091095" calcext:value-type="float">
            <text:p>0.091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53" calcext:value-type="float">
            <text:p>0.026953</text:p>
          </table:table-cell>
          <table:table-cell office:value-type="float" office:value="0.095344" calcext:value-type="float">
            <text:p>0.0953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1129" calcext:value-type="float">
            <text:p>0.031129</text:p>
          </table:table-cell>
          <table:table-cell office:value-type="float" office:value="0.077846" calcext:value-type="float">
            <text:p>0.0778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088172" calcext:value-type="float">
            <text:p>0.0881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909" calcext:value-type="float">
            <text:p>0.023909</text:p>
          </table:table-cell>
          <table:table-cell office:value-type="float" office:value="0.096523" calcext:value-type="float">
            <text:p>0.096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7621" calcext:value-type="float">
            <text:p>0.037621</text:p>
          </table:table-cell>
          <table:table-cell office:value-type="float" office:value="0.12134" calcext:value-type="float">
            <text:p>0.12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821" calcext:value-type="float">
            <text:p>0.029821</text:p>
          </table:table-cell>
          <table:table-cell office:value-type="float" office:value="0.12864" calcext:value-type="float">
            <text:p>0.128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602" calcext:value-type="float">
            <text:p>0.029602</text:p>
          </table:table-cell>
          <table:table-cell office:value-type="float" office:value="0.11689" calcext:value-type="float">
            <text:p>0.11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508" calcext:value-type="float">
            <text:p>0.029508</text:p>
          </table:table-cell>
          <table:table-cell office:value-type="float" office:value="0.085595" calcext:value-type="float">
            <text:p>0.085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115" calcext:value-type="float">
            <text:p>0.03115</text:p>
          </table:table-cell>
          <table:table-cell office:value-type="float" office:value="0.11592" calcext:value-type="float">
            <text:p>0.115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848" calcext:value-type="float">
            <text:p>0.027848</text:p>
          </table:table-cell>
          <table:table-cell office:value-type="float" office:value="0.087696" calcext:value-type="float">
            <text:p>0.0876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1019" calcext:value-type="float">
            <text:p>0.031019</text:p>
          </table:table-cell>
          <table:table-cell office:value-type="float" office:value="0.09577" calcext:value-type="float">
            <text:p>0.095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061" calcext:value-type="float">
            <text:p>0.027061</text:p>
          </table:table-cell>
          <table:table-cell office:value-type="float" office:value="0.08889" calcext:value-type="float">
            <text:p>0.088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701" calcext:value-type="float">
            <text:p>0.029701</text:p>
          </table:table-cell>
          <table:table-cell office:value-type="float" office:value="0.09919" calcext:value-type="float">
            <text:p>0.099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067" calcext:value-type="float">
            <text:p>0.029067</text:p>
          </table:table-cell>
          <table:table-cell office:value-type="float" office:value="0.09698" calcext:value-type="float">
            <text:p>0.096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195" calcext:value-type="float">
            <text:p>0.028195</text:p>
          </table:table-cell>
          <table:table-cell office:value-type="float" office:value="0.10797" calcext:value-type="float">
            <text:p>0.10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806" calcext:value-type="float">
            <text:p>0.029806</text:p>
          </table:table-cell>
          <table:table-cell office:value-type="float" office:value="0.086386" calcext:value-type="float">
            <text:p>0.0863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882" calcext:value-type="float">
            <text:p>0.029882</text:p>
          </table:table-cell>
          <table:table-cell office:value-type="float" office:value="0.11073" calcext:value-type="float">
            <text:p>0.110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10792" calcext:value-type="float">
            <text:p>0.107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44" calcext:value-type="float">
            <text:p>0.026444</text:p>
          </table:table-cell>
          <table:table-cell office:value-type="float" office:value="0.10575" calcext:value-type="float">
            <text:p>0.105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896" calcext:value-type="float">
            <text:p>0.028896</text:p>
          </table:table-cell>
          <table:table-cell office:value-type="float" office:value="0.10525" calcext:value-type="float">
            <text:p>0.105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154" calcext:value-type="float">
            <text:p>0.029154</text:p>
          </table:table-cell>
          <table:table-cell office:value-type="float" office:value="0.12078" calcext:value-type="float">
            <text:p>0.120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1074" calcext:value-type="float">
            <text:p>0.10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748" calcext:value-type="float">
            <text:p>0.026748</text:p>
          </table:table-cell>
          <table:table-cell office:value-type="float" office:value="0.083737" calcext:value-type="float">
            <text:p>0.083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09" calcext:value-type="float">
            <text:p>0.026209</text:p>
          </table:table-cell>
          <table:table-cell office:value-type="float" office:value="0.1059" calcext:value-type="float">
            <text:p>0.10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024" calcext:value-type="float">
            <text:p>0.027024</text:p>
          </table:table-cell>
          <table:table-cell office:value-type="float" office:value="0.10729" calcext:value-type="float">
            <text:p>0.107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757" calcext:value-type="float">
            <text:p>0.027757</text:p>
          </table:table-cell>
          <table:table-cell office:value-type="float" office:value="0.10539" calcext:value-type="float">
            <text:p>0.105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264" calcext:value-type="float">
            <text:p>0.028264</text:p>
          </table:table-cell>
          <table:table-cell office:value-type="float" office:value="0.10608" calcext:value-type="float">
            <text:p>0.106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556" calcext:value-type="float">
            <text:p>0.029556</text:p>
          </table:table-cell>
          <table:table-cell office:value-type="float" office:value="0.10614" calcext:value-type="float">
            <text:p>0.106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36" calcext:value-type="float">
            <text:p>0.026536</text:p>
          </table:table-cell>
          <table:table-cell office:value-type="float" office:value="0.11055" calcext:value-type="float">
            <text:p>0.110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3417" calcext:value-type="float">
            <text:p>0.033417</text:p>
          </table:table-cell>
          <table:table-cell office:value-type="float" office:value="0.10956" calcext:value-type="float">
            <text:p>0.10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0.078261" calcext:value-type="float">
            <text:p>0.0782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0.085705" calcext:value-type="float">
            <text:p>0.0857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635" calcext:value-type="float">
            <text:p>0.026635</text:p>
          </table:table-cell>
          <table:table-cell office:value-type="float" office:value="0.10866" calcext:value-type="float">
            <text:p>0.108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42" calcext:value-type="float">
            <text:p>0.026942</text:p>
          </table:table-cell>
          <table:table-cell office:value-type="float" office:value="0.10644" calcext:value-type="float">
            <text:p>0.106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071" calcext:value-type="float">
            <text:p>0.027071</text:p>
          </table:table-cell>
          <table:table-cell office:value-type="float" office:value="0.098418" calcext:value-type="float">
            <text:p>0.0984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10029" calcext:value-type="float">
            <text:p>0.100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968" calcext:value-type="float">
            <text:p>0.029968</text:p>
          </table:table-cell>
          <table:table-cell office:value-type="float" office:value="0.077028" calcext:value-type="float">
            <text:p>0.0770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933" calcext:value-type="float">
            <text:p>0.025933</text:p>
          </table:table-cell>
          <table:table-cell office:value-type="float" office:value="0.07165" calcext:value-type="float">
            <text:p>0.071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802" calcext:value-type="float">
            <text:p>0.028802</text:p>
          </table:table-cell>
          <table:table-cell office:value-type="float" office:value="0.10524" calcext:value-type="float">
            <text:p>0.105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4222" calcext:value-type="float">
            <text:p>0.034222</text:p>
          </table:table-cell>
          <table:table-cell office:value-type="float" office:value="0.096562" calcext:value-type="float">
            <text:p>0.0965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0439" calcext:value-type="float">
            <text:p>0.030439</text:p>
          </table:table-cell>
          <table:table-cell office:value-type="float" office:value="0.094429" calcext:value-type="float">
            <text:p>0.0944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148" calcext:value-type="float">
            <text:p>0.027148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392" calcext:value-type="float">
            <text:p>0.025392</text:p>
          </table:table-cell>
          <table:table-cell office:value-type="float" office:value="0.11191" calcext:value-type="float">
            <text:p>0.111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94067" calcext:value-type="float">
            <text:p>0.0940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0575" calcext:value-type="float">
            <text:p>0.030575</text:p>
          </table:table-cell>
          <table:table-cell office:value-type="float" office:value="0.10383" calcext:value-type="float">
            <text:p>0.103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426" calcext:value-type="float">
            <text:p>0.025426</text:p>
          </table:table-cell>
          <table:table-cell office:value-type="float" office:value="0.097804" calcext:value-type="float">
            <text:p>0.0978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6011" calcext:value-type="float">
            <text:p>0.026011</text:p>
          </table:table-cell>
          <table:table-cell office:value-type="float" office:value="0.085111" calcext:value-type="float">
            <text:p>0.085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7856" calcext:value-type="float">
            <text:p>0.027856</text:p>
          </table:table-cell>
          <table:table-cell office:value-type="float" office:value="0.093738" calcext:value-type="float">
            <text:p>0.0937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9489" calcext:value-type="float">
            <text:p>0.029489</text:p>
          </table:table-cell>
          <table:table-cell office:value-type="float" office:value="0.077039" calcext:value-type="float">
            <text:p>0.0770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4306" calcext:value-type="float">
            <text:p>0.024306</text:p>
          </table:table-cell>
          <table:table-cell office:value-type="float" office:value="0.082278" calcext:value-type="float">
            <text:p>0.0822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99574" calcext:value-type="float">
            <text:p>0.0995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2029" calcext:value-type="float">
            <text:p>0.032029</text:p>
          </table:table-cell>
          <table:table-cell office:value-type="float" office:value="0.094027" calcext:value-type="float">
            <text:p>0.0940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197" calcext:value-type="float">
            <text:p>0.023197</text:p>
          </table:table-cell>
          <table:table-cell office:value-type="float" office:value="0.090274" calcext:value-type="float">
            <text:p>0.0902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872" calcext:value-type="float">
            <text:p>0.030872</text:p>
          </table:table-cell>
          <table:table-cell office:value-type="float" office:value="0.084814" calcext:value-type="float">
            <text:p>0.0848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9926" calcext:value-type="float">
            <text:p>0.029926</text:p>
          </table:table-cell>
          <table:table-cell office:value-type="float" office:value="0.093163" calcext:value-type="float">
            <text:p>0.0931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11751" calcext:value-type="float">
            <text:p>0.117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419" calcext:value-type="float">
            <text:p>0.028419</text:p>
          </table:table-cell>
          <table:table-cell office:value-type="float" office:value="0.098702" calcext:value-type="float">
            <text:p>0.0987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1308" calcext:value-type="float">
            <text:p>0.031308</text:p>
          </table:table-cell>
          <table:table-cell office:value-type="float" office:value="0.13244" calcext:value-type="float">
            <text:p>0.132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1056" calcext:value-type="float">
            <text:p>0.031056</text:p>
          </table:table-cell>
          <table:table-cell office:value-type="float" office:value="0.07775" calcext:value-type="float">
            <text:p>0.077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2934" calcext:value-type="float">
            <text:p>0.032934</text:p>
          </table:table-cell>
          <table:table-cell office:value-type="float" office:value="0.094759" calcext:value-type="float">
            <text:p>0.0947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3814" calcext:value-type="float">
            <text:p>0.033814</text:p>
          </table:table-cell>
          <table:table-cell office:value-type="float" office:value="0.12244" calcext:value-type="float">
            <text:p>0.122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6433" calcext:value-type="float">
            <text:p>0.036433</text:p>
          </table:table-cell>
          <table:table-cell office:value-type="float" office:value="0.099617" calcext:value-type="float">
            <text:p>0.0996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596" calcext:value-type="float">
            <text:p>0.025596</text:p>
          </table:table-cell>
          <table:table-cell office:value-type="float" office:value="0.11944" calcext:value-type="float">
            <text:p>0.119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886" calcext:value-type="float">
            <text:p>0.030886</text:p>
          </table:table-cell>
          <table:table-cell office:value-type="float" office:value="0.13372" calcext:value-type="float">
            <text:p>0.133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874" calcext:value-type="float">
            <text:p>0.03874</text:p>
          </table:table-cell>
          <table:table-cell office:value-type="float" office:value="0.11088" calcext:value-type="float">
            <text:p>0.110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9185" calcext:value-type="float">
            <text:p>0.029185</text:p>
          </table:table-cell>
          <table:table-cell office:value-type="float" office:value="0.11254" calcext:value-type="float">
            <text:p>0.112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9301" calcext:value-type="float">
            <text:p>0.029301</text:p>
          </table:table-cell>
          <table:table-cell office:value-type="float" office:value="0.10592" calcext:value-type="float">
            <text:p>0.105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4537" calcext:value-type="float">
            <text:p>0.024537</text:p>
          </table:table-cell>
          <table:table-cell office:value-type="float" office:value="0.095868" calcext:value-type="float">
            <text:p>0.0958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6261" calcext:value-type="float">
            <text:p>0.036261</text:p>
          </table:table-cell>
          <table:table-cell office:value-type="float" office:value="0.097247" calcext:value-type="float">
            <text:p>0.0972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13347" calcext:value-type="float">
            <text:p>0.133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1766" calcext:value-type="float">
            <text:p>0.031766</text:p>
          </table:table-cell>
          <table:table-cell office:value-type="float" office:value="0.10257" calcext:value-type="float">
            <text:p>0.102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3393" calcext:value-type="float">
            <text:p>0.033393</text:p>
          </table:table-cell>
          <table:table-cell office:value-type="float" office:value="0.10737" calcext:value-type="float">
            <text:p>0.107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625" calcext:value-type="float">
            <text:p>0.030625</text:p>
          </table:table-cell>
          <table:table-cell office:value-type="float" office:value="0.086882" calcext:value-type="float">
            <text:p>0.0868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276" calcext:value-type="float">
            <text:p>0.03276</text:p>
          </table:table-cell>
          <table:table-cell office:value-type="float" office:value="0.10196" calcext:value-type="float">
            <text:p>0.101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3303" calcext:value-type="float">
            <text:p>0.033303</text:p>
          </table:table-cell>
          <table:table-cell office:value-type="float" office:value="0.09299" calcext:value-type="float">
            <text:p>0.092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9747" calcext:value-type="float">
            <text:p>0.029747</text:p>
          </table:table-cell>
          <table:table-cell office:value-type="float" office:value="0.11987" calcext:value-type="float">
            <text:p>0.119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103" calcext:value-type="float">
            <text:p>0.030103</text:p>
          </table:table-cell>
          <table:table-cell office:value-type="float" office:value="0.11003" calcext:value-type="float">
            <text:p>0.110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021" calcext:value-type="float">
            <text:p>0.028021</text:p>
          </table:table-cell>
          <table:table-cell office:value-type="float" office:value="0.11541" calcext:value-type="float">
            <text:p>0.115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1019" calcext:value-type="float">
            <text:p>0.031019</text:p>
          </table:table-cell>
          <table:table-cell office:value-type="float" office:value="0.10515" calcext:value-type="float">
            <text:p>0.105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10002" calcext:value-type="float">
            <text:p>0.100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9278" calcext:value-type="float">
            <text:p>0.029278</text:p>
          </table:table-cell>
          <table:table-cell office:value-type="float" office:value="0.10867" calcext:value-type="float">
            <text:p>0.108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462" calcext:value-type="float">
            <text:p>0.028462</text:p>
          </table:table-cell>
          <table:table-cell office:value-type="float" office:value="0.12248" calcext:value-type="float">
            <text:p>0.122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7985" calcext:value-type="float">
            <text:p>0.027985</text:p>
          </table:table-cell>
          <table:table-cell office:value-type="float" office:value="0.11133" calcext:value-type="float">
            <text:p>0.111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1786" calcext:value-type="float">
            <text:p>0.031786</text:p>
          </table:table-cell>
          <table:table-cell office:value-type="float" office:value="0.11621" calcext:value-type="float">
            <text:p>0.116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2561" calcext:value-type="float">
            <text:p>0.032561</text:p>
          </table:table-cell>
          <table:table-cell office:value-type="float" office:value="0.13232" calcext:value-type="float">
            <text:p>0.132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3948" calcext:value-type="float">
            <text:p>0.033948</text:p>
          </table:table-cell>
          <table:table-cell office:value-type="float" office:value="0.089354" calcext:value-type="float">
            <text:p>0.0893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6851" calcext:value-type="float">
            <text:p>0.026851</text:p>
          </table:table-cell>
          <table:table-cell office:value-type="float" office:value="0.11365" calcext:value-type="float">
            <text:p>0.113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7147" calcext:value-type="float">
            <text:p>0.037147</text:p>
          </table:table-cell>
          <table:table-cell office:value-type="float" office:value="0.098902" calcext:value-type="float">
            <text:p>0.0989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6208" calcext:value-type="float">
            <text:p>0.026208</text:p>
          </table:table-cell>
          <table:table-cell office:value-type="float" office:value="0.11541" calcext:value-type="float">
            <text:p>0.115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99052" calcext:value-type="float">
            <text:p>0.0990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11189" calcext:value-type="float">
            <text:p>0.111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269" calcext:value-type="float">
            <text:p>0.028269</text:p>
          </table:table-cell>
          <table:table-cell office:value-type="float" office:value="0.098945" calcext:value-type="float">
            <text:p>0.0989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597" calcext:value-type="float">
            <text:p>0.028597</text:p>
          </table:table-cell>
          <table:table-cell office:value-type="float" office:value="0.11108" calcext:value-type="float">
            <text:p>0.11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381" calcext:value-type="float">
            <text:p>0.028381</text:p>
          </table:table-cell>
          <table:table-cell office:value-type="float" office:value="0.097583" calcext:value-type="float">
            <text:p>0.0975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838" calcext:value-type="float">
            <text:p>0.030838</text:p>
          </table:table-cell>
          <table:table-cell office:value-type="float" office:value="0.10982" calcext:value-type="float">
            <text:p>0.10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062" calcext:value-type="float">
            <text:p>0.028062</text:p>
          </table:table-cell>
          <table:table-cell office:value-type="float" office:value="0.13524" calcext:value-type="float">
            <text:p>0.13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094" calcext:value-type="float">
            <text:p>0.028094</text:p>
          </table:table-cell>
          <table:table-cell office:value-type="float" office:value="0.10472" calcext:value-type="float">
            <text:p>0.104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3955" calcext:value-type="float">
            <text:p>0.033955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6519" calcext:value-type="float">
            <text:p>0.036519</text:p>
          </table:table-cell>
          <table:table-cell office:value-type="float" office:value="0.10083" calcext:value-type="float">
            <text:p>0.10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12417" calcext:value-type="float">
            <text:p>0.124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1806" calcext:value-type="float">
            <text:p>0.031806</text:p>
          </table:table-cell>
          <table:table-cell office:value-type="float" office:value="0.10071" calcext:value-type="float">
            <text:p>0.100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112" calcext:value-type="float">
            <text:p>0.032112</text:p>
          </table:table-cell>
          <table:table-cell office:value-type="float" office:value="0.11727" calcext:value-type="float">
            <text:p>0.117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291" calcext:value-type="float">
            <text:p>0.030291</text:p>
          </table:table-cell>
          <table:table-cell office:value-type="float" office:value="0.10391" calcext:value-type="float">
            <text:p>0.103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098" calcext:value-type="float">
            <text:p>0.027098</text:p>
          </table:table-cell>
          <table:table-cell office:value-type="float" office:value="0.11333" calcext:value-type="float">
            <text:p>0.11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338" calcext:value-type="float">
            <text:p>0.027338</text:p>
          </table:table-cell>
          <table:table-cell office:value-type="float" office:value="0.12779" calcext:value-type="float">
            <text:p>0.127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5425" calcext:value-type="float">
            <text:p>0.035425</text:p>
          </table:table-cell>
          <table:table-cell office:value-type="float" office:value="0.12577" calcext:value-type="float">
            <text:p>0.1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1957" calcext:value-type="float">
            <text:p>0.031957</text:p>
          </table:table-cell>
          <table:table-cell office:value-type="float" office:value="0.10871" calcext:value-type="float">
            <text:p>0.108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6189" calcext:value-type="float">
            <text:p>0.036189</text:p>
          </table:table-cell>
          <table:table-cell office:value-type="float" office:value="0.11613" calcext:value-type="float">
            <text:p>0.116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1785" calcext:value-type="float">
            <text:p>0.031785</text:p>
          </table:table-cell>
          <table:table-cell office:value-type="float" office:value="0.1128" calcext:value-type="float">
            <text:p>0.1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5528" calcext:value-type="float">
            <text:p>0.035528</text:p>
          </table:table-cell>
          <table:table-cell office:value-type="float" office:value="0.11047" calcext:value-type="float">
            <text:p>0.110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706" calcext:value-type="float">
            <text:p>0.029706</text:p>
          </table:table-cell>
          <table:table-cell office:value-type="float" office:value="0.098501" calcext:value-type="float">
            <text:p>0.0985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543" calcext:value-type="float">
            <text:p>0.028543</text:p>
          </table:table-cell>
          <table:table-cell office:value-type="float" office:value="0.10034" calcext:value-type="float">
            <text:p>0.10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272" calcext:value-type="float">
            <text:p>0.028272</text:p>
          </table:table-cell>
          <table:table-cell office:value-type="float" office:value="0.12597" calcext:value-type="float">
            <text:p>0.125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6421" calcext:value-type="float">
            <text:p>0.036421</text:p>
          </table:table-cell>
          <table:table-cell office:value-type="float" office:value="0.12311" calcext:value-type="float">
            <text:p>0.123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651" calcext:value-type="float">
            <text:p>0.026651</text:p>
          </table:table-cell>
          <table:table-cell office:value-type="float" office:value="0.11292" calcext:value-type="float">
            <text:p>0.112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864" calcext:value-type="float">
            <text:p>0.032864</text:p>
          </table:table-cell>
          <table:table-cell office:value-type="float" office:value="0.095231" calcext:value-type="float">
            <text:p>0.095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491" calcext:value-type="float">
            <text:p>0.029491</text:p>
          </table:table-cell>
          <table:table-cell office:value-type="float" office:value="0.10145" calcext:value-type="float">
            <text:p>0.10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5109" calcext:value-type="float">
            <text:p>0.035109</text:p>
          </table:table-cell>
          <table:table-cell office:value-type="float" office:value="0.11784" calcext:value-type="float">
            <text:p>0.117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871" calcext:value-type="float">
            <text:p>0.029871</text:p>
          </table:table-cell>
          <table:table-cell office:value-type="float" office:value="0.10669" calcext:value-type="float">
            <text:p>0.106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528" calcext:value-type="float">
            <text:p>0.027528</text:p>
          </table:table-cell>
          <table:table-cell office:value-type="float" office:value="0.1008" calcext:value-type="float">
            <text:p>0.1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311" calcext:value-type="float">
            <text:p>0.027311</text:p>
          </table:table-cell>
          <table:table-cell office:value-type="float" office:value="0.10144" calcext:value-type="float">
            <text:p>0.101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098767" calcext:value-type="float">
            <text:p>0.0987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656" calcext:value-type="float">
            <text:p>0.030656</text:p>
          </table:table-cell>
          <table:table-cell office:value-type="float" office:value="0.093404" calcext:value-type="float">
            <text:p>0.0934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10777" calcext:value-type="float">
            <text:p>0.107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1215" calcext:value-type="float">
            <text:p>0.031215</text:p>
          </table:table-cell>
          <table:table-cell office:value-type="float" office:value="0.11768" calcext:value-type="float">
            <text:p>0.117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197" calcext:value-type="float">
            <text:p>0.032197</text:p>
          </table:table-cell>
          <table:table-cell office:value-type="float" office:value="0.12769" calcext:value-type="float">
            <text:p>0.127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3269" calcext:value-type="float">
            <text:p>0.033269</text:p>
          </table:table-cell>
          <table:table-cell office:value-type="float" office:value="0.11693" calcext:value-type="float">
            <text:p>0.116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1757" calcext:value-type="float">
            <text:p>0.031757</text:p>
          </table:table-cell>
          <table:table-cell office:value-type="float" office:value="0.1389" calcext:value-type="float">
            <text:p>0.1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4478" calcext:value-type="float">
            <text:p>0.034478</text:p>
          </table:table-cell>
          <table:table-cell office:value-type="float" office:value="0.12215" calcext:value-type="float">
            <text:p>0.12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6458" calcext:value-type="float">
            <text:p>0.036458</text:p>
          </table:table-cell>
          <table:table-cell office:value-type="float" office:value="0.11198" calcext:value-type="float">
            <text:p>0.111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187" calcext:value-type="float">
            <text:p>0.028187</text:p>
          </table:table-cell>
          <table:table-cell office:value-type="float" office:value="0.078155" calcext:value-type="float">
            <text:p>0.0781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3227" calcext:value-type="float">
            <text:p>0.033227</text:p>
          </table:table-cell>
          <table:table-cell office:value-type="float" office:value="0.11138" calcext:value-type="float">
            <text:p>0.111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0.10536" calcext:value-type="float">
            <text:p>0.10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3698" calcext:value-type="float">
            <text:p>0.033698</text:p>
          </table:table-cell>
          <table:table-cell office:value-type="float" office:value="0.11785" calcext:value-type="float">
            <text:p>0.117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1058" calcext:value-type="float">
            <text:p>0.031058</text:p>
          </table:table-cell>
          <table:table-cell office:value-type="float" office:value="0.11431" calcext:value-type="float">
            <text:p>0.114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5957" calcext:value-type="float">
            <text:p>0.035957</text:p>
          </table:table-cell>
          <table:table-cell office:value-type="float" office:value="0.10342" calcext:value-type="float">
            <text:p>0.103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943" calcext:value-type="float">
            <text:p>0.032943</text:p>
          </table:table-cell>
          <table:table-cell office:value-type="float" office:value="0.10619" calcext:value-type="float">
            <text:p>0.106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858" calcext:value-type="float">
            <text:p>0.027858</text:p>
          </table:table-cell>
          <table:table-cell office:value-type="float" office:value="0.10121" calcext:value-type="float">
            <text:p>0.10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982" calcext:value-type="float">
            <text:p>0.029982</text:p>
          </table:table-cell>
          <table:table-cell office:value-type="float" office:value="0.090615" calcext:value-type="float">
            <text:p>0.090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13151" calcext:value-type="float">
            <text:p>0.131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283" calcext:value-type="float">
            <text:p>0.029283</text:p>
          </table:table-cell>
          <table:table-cell office:value-type="float" office:value="0.11005" calcext:value-type="float">
            <text:p>0.11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0.12057" calcext:value-type="float">
            <text:p>0.120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944" calcext:value-type="float">
            <text:p>0.029944</text:p>
          </table:table-cell>
          <table:table-cell office:value-type="float" office:value="0.092559" calcext:value-type="float">
            <text:p>0.0925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90379" calcext:value-type="float">
            <text:p>0.090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275" calcext:value-type="float">
            <text:p>0.028275</text:p>
          </table:table-cell>
          <table:table-cell office:value-type="float" office:value="0.10569" calcext:value-type="float">
            <text:p>0.105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412" calcext:value-type="float">
            <text:p>0.03412</text:p>
          </table:table-cell>
          <table:table-cell office:value-type="float" office:value="0.12328" calcext:value-type="float">
            <text:p>0.123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0.10068" calcext:value-type="float">
            <text:p>0.100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4031" calcext:value-type="float">
            <text:p>0.034031</text:p>
          </table:table-cell>
          <table:table-cell office:value-type="float" office:value="0.13696" calcext:value-type="float">
            <text:p>0.136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1978" calcext:value-type="float">
            <text:p>0.031978</text:p>
          </table:table-cell>
          <table:table-cell office:value-type="float" office:value="0.11809" calcext:value-type="float">
            <text:p>0.118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12485" calcext:value-type="float">
            <text:p>0.124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9844" calcext:value-type="float">
            <text:p>0.029844</text:p>
          </table:table-cell>
          <table:table-cell office:value-type="float" office:value="0.11301" calcext:value-type="float">
            <text:p>0.113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7148" calcext:value-type="float">
            <text:p>0.037148</text:p>
          </table:table-cell>
          <table:table-cell office:value-type="float" office:value="0.096261" calcext:value-type="float">
            <text:p>0.0962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3859" calcext:value-type="float">
            <text:p>0.033859</text:p>
          </table:table-cell>
          <table:table-cell office:value-type="float" office:value="0.12777" calcext:value-type="float">
            <text:p>0.127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0959" calcext:value-type="float">
            <text:p>0.030959</text:p>
          </table:table-cell>
          <table:table-cell office:value-type="float" office:value="0.12544" calcext:value-type="float">
            <text:p>0.125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4722" calcext:value-type="float">
            <text:p>0.044722</text:p>
          </table:table-cell>
          <table:table-cell office:value-type="float" office:value="0.10211" calcext:value-type="float">
            <text:p>0.102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5521" calcext:value-type="float">
            <text:p>0.035521</text:p>
          </table:table-cell>
          <table:table-cell office:value-type="float" office:value="0.13293" calcext:value-type="float">
            <text:p>0.132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1009" calcext:value-type="float">
            <text:p>0.031009</text:p>
          </table:table-cell>
          <table:table-cell office:value-type="float" office:value="0.10692" calcext:value-type="float">
            <text:p>0.106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3009" calcext:value-type="float">
            <text:p>0.033009</text:p>
          </table:table-cell>
          <table:table-cell office:value-type="float" office:value="0.12261" calcext:value-type="float">
            <text:p>0.122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6573" calcext:value-type="float">
            <text:p>0.036573</text:p>
          </table:table-cell>
          <table:table-cell office:value-type="float" office:value="0.13412" calcext:value-type="float">
            <text:p>0.134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3778" calcext:value-type="float">
            <text:p>0.033778</text:p>
          </table:table-cell>
          <table:table-cell office:value-type="float" office:value="0.11332" calcext:value-type="float">
            <text:p>0.113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12898" calcext:value-type="float">
            <text:p>0.128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5522" calcext:value-type="float">
            <text:p>0.035522</text:p>
          </table:table-cell>
          <table:table-cell office:value-type="float" office:value="0.11752" calcext:value-type="float">
            <text:p>0.117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5216" calcext:value-type="float">
            <text:p>0.035216</text:p>
          </table:table-cell>
          <table:table-cell office:value-type="float" office:value="0.11932" calcext:value-type="float">
            <text:p>0.119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1138" calcext:value-type="float">
            <text:p>0.1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3937" calcext:value-type="float">
            <text:p>0.033937</text:p>
          </table:table-cell>
          <table:table-cell office:value-type="float" office:value="0.12304" calcext:value-type="float">
            <text:p>0.123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8596" calcext:value-type="float">
            <text:p>0.028596</text:p>
          </table:table-cell>
          <table:table-cell office:value-type="float" office:value="0.12219" calcext:value-type="float">
            <text:p>0.122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0938" calcext:value-type="float">
            <text:p>0.040938</text:p>
          </table:table-cell>
          <table:table-cell office:value-type="float" office:value="0.10014" calcext:value-type="float">
            <text:p>0.10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8783" calcext:value-type="float">
            <text:p>0.028783</text:p>
          </table:table-cell>
          <table:table-cell office:value-type="float" office:value="0.12034" calcext:value-type="float">
            <text:p>0.120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11391" calcext:value-type="float">
            <text:p>0.113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8177" calcext:value-type="float">
            <text:p>0.038177</text:p>
          </table:table-cell>
          <table:table-cell office:value-type="float" office:value="0.12688" calcext:value-type="float">
            <text:p>0.126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4089" calcext:value-type="float">
            <text:p>0.044089</text:p>
          </table:table-cell>
          <table:table-cell office:value-type="float" office:value="0.12673" calcext:value-type="float">
            <text:p>0.126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1027" calcext:value-type="float">
            <text:p>0.10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4374" calcext:value-type="float">
            <text:p>0.034374</text:p>
          </table:table-cell>
          <table:table-cell office:value-type="float" office:value="0.10765" calcext:value-type="float">
            <text:p>0.107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3501" calcext:value-type="float">
            <text:p>0.033501</text:p>
          </table:table-cell>
          <table:table-cell office:value-type="float" office:value="0.11584" calcext:value-type="float">
            <text:p>0.11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11529" calcext:value-type="float">
            <text:p>0.115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1994" calcext:value-type="float">
            <text:p>0.031994</text:p>
          </table:table-cell>
          <table:table-cell office:value-type="float" office:value="0.13258" calcext:value-type="float">
            <text:p>0.132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4646" calcext:value-type="float">
            <text:p>0.034646</text:p>
          </table:table-cell>
          <table:table-cell office:value-type="float" office:value="0.10853" calcext:value-type="float">
            <text:p>0.108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8587" calcext:value-type="float">
            <text:p>0.028587</text:p>
          </table:table-cell>
          <table:table-cell office:value-type="float" office:value="0.11235" calcext:value-type="float">
            <text:p>0.112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0.11851" calcext:value-type="float">
            <text:p>0.118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8206" calcext:value-type="float">
            <text:p>0.028206</text:p>
          </table:table-cell>
          <table:table-cell office:value-type="float" office:value="0.12319" calcext:value-type="float">
            <text:p>0.123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0.099035" calcext:value-type="float">
            <text:p>0.0990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6049" calcext:value-type="float">
            <text:p>0.036049</text:p>
          </table:table-cell>
          <table:table-cell office:value-type="float" office:value="0.12226" calcext:value-type="float">
            <text:p>0.122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9105" calcext:value-type="float">
            <text:p>0.029105</text:p>
          </table:table-cell>
          <table:table-cell office:value-type="float" office:value="0.13004" calcext:value-type="float">
            <text:p>0.130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0124" calcext:value-type="float">
            <text:p>0.030124</text:p>
          </table:table-cell>
          <table:table-cell office:value-type="float" office:value="0.11858" calcext:value-type="float">
            <text:p>0.118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4036" calcext:value-type="float">
            <text:p>0.034036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5517" calcext:value-type="float">
            <text:p>0.035517</text:p>
          </table:table-cell>
          <table:table-cell office:value-type="float" office:value="0.11011" calcext:value-type="float">
            <text:p>0.110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7008" calcext:value-type="float">
            <text:p>0.037008</text:p>
          </table:table-cell>
          <table:table-cell office:value-type="float" office:value="0.12841" calcext:value-type="float">
            <text:p>0.128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2447" calcext:value-type="float">
            <text:p>0.032447</text:p>
          </table:table-cell>
          <table:table-cell office:value-type="float" office:value="0.11667" calcext:value-type="float">
            <text:p>0.11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5628" calcext:value-type="float">
            <text:p>0.035628</text:p>
          </table:table-cell>
          <table:table-cell office:value-type="float" office:value="0.10274" calcext:value-type="float">
            <text:p>0.102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1187" calcext:value-type="float">
            <text:p>0.031187</text:p>
          </table:table-cell>
          <table:table-cell office:value-type="float" office:value="0.1223" calcext:value-type="float">
            <text:p>0.12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8482" calcext:value-type="float">
            <text:p>0.028482</text:p>
          </table:table-cell>
          <table:table-cell office:value-type="float" office:value="0.11259" calcext:value-type="float">
            <text:p>0.112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9332" calcext:value-type="float">
            <text:p>0.039332</text:p>
          </table:table-cell>
          <table:table-cell office:value-type="float" office:value="0.12219" calcext:value-type="float">
            <text:p>0.122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3601" calcext:value-type="float">
            <text:p>0.033601</text:p>
          </table:table-cell>
          <table:table-cell office:value-type="float" office:value="0.12538" calcext:value-type="float">
            <text:p>0.125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2898" calcext:value-type="float">
            <text:p>0.032898</text:p>
          </table:table-cell>
          <table:table-cell office:value-type="float" office:value="0.12758" calcext:value-type="float">
            <text:p>0.127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2059" calcext:value-type="float">
            <text:p>0.032059</text:p>
          </table:table-cell>
          <table:table-cell office:value-type="float" office:value="0.097063" calcext:value-type="float">
            <text:p>0.0970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181" calcext:value-type="float">
            <text:p>0.031181</text:p>
          </table:table-cell>
          <table:table-cell office:value-type="float" office:value="0.12782" calcext:value-type="float">
            <text:p>0.127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342" calcext:value-type="float">
            <text:p>0.026342</text:p>
          </table:table-cell>
          <table:table-cell office:value-type="float" office:value="0.12624" calcext:value-type="float">
            <text:p>0.126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8455" calcext:value-type="float">
            <text:p>0.038455</text:p>
          </table:table-cell>
          <table:table-cell office:value-type="float" office:value="0.11071" calcext:value-type="float">
            <text:p>0.110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2377" calcext:value-type="float">
            <text:p>0.032377</text:p>
          </table:table-cell>
          <table:table-cell office:value-type="float" office:value="0.080172" calcext:value-type="float">
            <text:p>0.0801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726" calcext:value-type="float">
            <text:p>0.024726</text:p>
          </table:table-cell>
          <table:table-cell office:value-type="float" office:value="0.11584" calcext:value-type="float">
            <text:p>0.115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6215" calcext:value-type="float">
            <text:p>0.036215</text:p>
          </table:table-cell>
          <table:table-cell office:value-type="float" office:value="0.12599" calcext:value-type="float">
            <text:p>0.125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623" calcext:value-type="float">
            <text:p>0.031623</text:p>
          </table:table-cell>
          <table:table-cell office:value-type="float" office:value="0.12589" calcext:value-type="float">
            <text:p>0.125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2678" calcext:value-type="float">
            <text:p>0.042678</text:p>
          </table:table-cell>
          <table:table-cell office:value-type="float" office:value="0.1054" calcext:value-type="float">
            <text:p>0.10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953" calcext:value-type="float">
            <text:p>0.025953</text:p>
          </table:table-cell>
          <table:table-cell office:value-type="float" office:value="0.11775" calcext:value-type="float">
            <text:p>0.117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6973" calcext:value-type="float">
            <text:p>0.036973</text:p>
          </table:table-cell>
          <table:table-cell office:value-type="float" office:value="0.1087" calcext:value-type="float">
            <text:p>0.10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4642" calcext:value-type="float">
            <text:p>0.034642</text:p>
          </table:table-cell>
          <table:table-cell office:value-type="float" office:value="0.11535" calcext:value-type="float">
            <text:p>0.115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478" calcext:value-type="float">
            <text:p>0.028478</text:p>
          </table:table-cell>
          <table:table-cell office:value-type="float" office:value="0.11215" calcext:value-type="float">
            <text:p>0.112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1256" calcext:value-type="float">
            <text:p>0.12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917" calcext:value-type="float">
            <text:p>0.025917</text:p>
          </table:table-cell>
          <table:table-cell office:value-type="float" office:value="0.12459" calcext:value-type="float">
            <text:p>0.124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7688" calcext:value-type="float">
            <text:p>0.037688</text:p>
          </table:table-cell>
          <table:table-cell office:value-type="float" office:value="0.11024" calcext:value-type="float">
            <text:p>0.110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5072" calcext:value-type="float">
            <text:p>0.035072</text:p>
          </table:table-cell>
          <table:table-cell office:value-type="float" office:value="0.15469" calcext:value-type="float">
            <text:p>0.154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9172" calcext:value-type="float">
            <text:p>0.039172</text:p>
          </table:table-cell>
          <table:table-cell office:value-type="float" office:value="0.1085" calcext:value-type="float">
            <text:p>0.10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394" calcext:value-type="float">
            <text:p>0.031394</text:p>
          </table:table-cell>
          <table:table-cell office:value-type="float" office:value="0.12213" calcext:value-type="float">
            <text:p>0.122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11197" calcext:value-type="float">
            <text:p>0.111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726" calcext:value-type="float">
            <text:p>0.031726</text:p>
          </table:table-cell>
          <table:table-cell office:value-type="float" office:value="0.12883" calcext:value-type="float">
            <text:p>0.128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5249" calcext:value-type="float">
            <text:p>0.035249</text:p>
          </table:table-cell>
          <table:table-cell office:value-type="float" office:value="0.11703" calcext:value-type="float">
            <text:p>0.117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7724" calcext:value-type="float">
            <text:p>0.037724</text:p>
          </table:table-cell>
          <table:table-cell office:value-type="float" office:value="0.12585" calcext:value-type="float">
            <text:p>0.125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0604" calcext:value-type="float">
            <text:p>0.040604</text:p>
          </table:table-cell>
          <table:table-cell office:value-type="float" office:value="0.11144" calcext:value-type="float">
            <text:p>0.111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5584" calcext:value-type="float">
            <text:p>0.035584</text:p>
          </table:table-cell>
          <table:table-cell office:value-type="float" office:value="0.14642" calcext:value-type="float">
            <text:p>0.146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922" calcext:value-type="float">
            <text:p>0.031922</text:p>
          </table:table-cell>
          <table:table-cell office:value-type="float" office:value="0.093198" calcext:value-type="float">
            <text:p>0.0931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663" calcext:value-type="float">
            <text:p>0.031663</text:p>
          </table:table-cell>
          <table:table-cell office:value-type="float" office:value="0.12244" calcext:value-type="float">
            <text:p>0.12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4128" calcext:value-type="float">
            <text:p>0.034128</text:p>
          </table:table-cell>
          <table:table-cell office:value-type="float" office:value="0.13745" calcext:value-type="float">
            <text:p>0.137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997" calcext:value-type="float">
            <text:p>0.031997</text:p>
          </table:table-cell>
          <table:table-cell office:value-type="float" office:value="0.14952" calcext:value-type="float">
            <text:p>0.149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8891" calcext:value-type="float">
            <text:p>0.038891</text:p>
          </table:table-cell>
          <table:table-cell office:value-type="float" office:value="0.12179" calcext:value-type="float">
            <text:p>0.121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0.11766" calcext:value-type="float">
            <text:p>0.117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9169" calcext:value-type="float">
            <text:p>0.039169</text:p>
          </table:table-cell>
          <table:table-cell office:value-type="float" office:value="0.14148" calcext:value-type="float">
            <text:p>0.141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5588" calcext:value-type="float">
            <text:p>0.035588</text:p>
          </table:table-cell>
          <table:table-cell office:value-type="float" office:value="0.13296" calcext:value-type="float">
            <text:p>0.132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0276" calcext:value-type="float">
            <text:p>0.040276</text:p>
          </table:table-cell>
          <table:table-cell office:value-type="float" office:value="0.11805" calcext:value-type="float">
            <text:p>0.118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13916" calcext:value-type="float">
            <text:p>0.139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6966" calcext:value-type="float">
            <text:p>0.036966</text:p>
          </table:table-cell>
          <table:table-cell office:value-type="float" office:value="0.15002" calcext:value-type="float">
            <text:p>0.150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4576" calcext:value-type="float">
            <text:p>0.034576</text:p>
          </table:table-cell>
          <table:table-cell office:value-type="float" office:value="0.12195" calcext:value-type="float">
            <text:p>0.121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282" calcext:value-type="float">
            <text:p>0.030282</text:p>
          </table:table-cell>
          <table:table-cell office:value-type="float" office:value="0.12142" calcext:value-type="float">
            <text:p>0.121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791" calcext:value-type="float">
            <text:p>0.028791</text:p>
          </table:table-cell>
          <table:table-cell office:value-type="float" office:value="0.13617" calcext:value-type="float">
            <text:p>0.136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9564" calcext:value-type="float">
            <text:p>0.039564</text:p>
          </table:table-cell>
          <table:table-cell office:value-type="float" office:value="0.10343" calcext:value-type="float">
            <text:p>0.103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08828" calcext:value-type="float">
            <text:p>0.088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5939" calcext:value-type="float">
            <text:p>0.035939</text:p>
          </table:table-cell>
          <table:table-cell office:value-type="float" office:value="0.11768" calcext:value-type="float">
            <text:p>0.117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3325" calcext:value-type="float">
            <text:p>0.033325</text:p>
          </table:table-cell>
          <table:table-cell office:value-type="float" office:value="0.11055" calcext:value-type="float">
            <text:p>0.11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5754" calcext:value-type="float">
            <text:p>0.035754</text:p>
          </table:table-cell>
          <table:table-cell office:value-type="float" office:value="0.12142" calcext:value-type="float">
            <text:p>0.121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4923" calcext:value-type="float">
            <text:p>0.034923</text:p>
          </table:table-cell>
          <table:table-cell office:value-type="float" office:value="0.10176" calcext:value-type="float">
            <text:p>0.101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8947" calcext:value-type="float">
            <text:p>0.038947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149" calcext:value-type="float">
            <text:p>0.030149</text:p>
          </table:table-cell>
          <table:table-cell office:value-type="float" office:value="0.14436" calcext:value-type="float">
            <text:p>0.144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8031" calcext:value-type="float">
            <text:p>0.038031</text:p>
          </table:table-cell>
          <table:table-cell office:value-type="float" office:value="0.12482" calcext:value-type="float">
            <text:p>0.124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399" calcext:value-type="float">
            <text:p>0.030399</text:p>
          </table:table-cell>
          <table:table-cell office:value-type="float" office:value="0.12494" calcext:value-type="float">
            <text:p>0.124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126" calcext:value-type="float">
            <text:p>0.030126</text:p>
          </table:table-cell>
          <table:table-cell office:value-type="float" office:value="0.10436" calcext:value-type="float">
            <text:p>0.104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3783" calcext:value-type="float">
            <text:p>0.033783</text:p>
          </table:table-cell>
          <table:table-cell office:value-type="float" office:value="0.15268" calcext:value-type="float">
            <text:p>0.152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9975" calcext:value-type="float">
            <text:p>0.039975</text:p>
          </table:table-cell>
          <table:table-cell office:value-type="float" office:value="0.11628" calcext:value-type="float">
            <text:p>0.116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735" calcext:value-type="float">
            <text:p>0.036735</text:p>
          </table:table-cell>
          <table:table-cell office:value-type="float" office:value="0.11332" calcext:value-type="float">
            <text:p>0.113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384" calcext:value-type="float">
            <text:p>0.036384</text:p>
          </table:table-cell>
          <table:table-cell office:value-type="float" office:value="0.088322" calcext:value-type="float">
            <text:p>0.088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3644" calcext:value-type="float">
            <text:p>0.043644</text:p>
          </table:table-cell>
          <table:table-cell office:value-type="float" office:value="0.10575" calcext:value-type="float">
            <text:p>0.105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2719" calcext:value-type="float">
            <text:p>0.032719</text:p>
          </table:table-cell>
          <table:table-cell office:value-type="float" office:value="0.13637" calcext:value-type="float">
            <text:p>0.136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9715" calcext:value-type="float">
            <text:p>0.039715</text:p>
          </table:table-cell>
          <table:table-cell office:value-type="float" office:value="0.13406" calcext:value-type="float">
            <text:p>0.134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3987" calcext:value-type="float">
            <text:p>0.033987</text:p>
          </table:table-cell>
          <table:table-cell office:value-type="float" office:value="0.11016" calcext:value-type="float">
            <text:p>0.110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0444" calcext:value-type="float">
            <text:p>0.030444</text:p>
          </table:table-cell>
          <table:table-cell office:value-type="float" office:value="0.11611" calcext:value-type="float">
            <text:p>0.116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971" calcext:value-type="float">
            <text:p>0.036971</text:p>
          </table:table-cell>
          <table:table-cell office:value-type="float" office:value="0.13888" calcext:value-type="float">
            <text:p>0.138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1274" calcext:value-type="float">
            <text:p>0.041274</text:p>
          </table:table-cell>
          <table:table-cell office:value-type="float" office:value="0.13763" calcext:value-type="float">
            <text:p>0.137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2492" calcext:value-type="float">
            <text:p>0.042492</text:p>
          </table:table-cell>
          <table:table-cell office:value-type="float" office:value="0.10527" calcext:value-type="float">
            <text:p>0.105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0.13793" calcext:value-type="float">
            <text:p>0.137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4701" calcext:value-type="float">
            <text:p>0.034701</text:p>
          </table:table-cell>
          <table:table-cell office:value-type="float" office:value="0.15891" calcext:value-type="float">
            <text:p>0.158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623" calcext:value-type="float">
            <text:p>0.036623</text:p>
          </table:table-cell>
          <table:table-cell office:value-type="float" office:value="0.12826" calcext:value-type="float">
            <text:p>0.128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1148" calcext:value-type="float">
            <text:p>0.031148</text:p>
          </table:table-cell>
          <table:table-cell office:value-type="float" office:value="0.14805" calcext:value-type="float">
            <text:p>0.148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2316" calcext:value-type="float">
            <text:p>0.032316</text:p>
          </table:table-cell>
          <table:table-cell office:value-type="float" office:value="0.13862" calcext:value-type="float">
            <text:p>0.138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7355" calcext:value-type="float">
            <text:p>0.037355</text:p>
          </table:table-cell>
          <table:table-cell office:value-type="float" office:value="0.10995" calcext:value-type="float">
            <text:p>0.109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3878" calcext:value-type="float">
            <text:p>0.033878</text:p>
          </table:table-cell>
          <table:table-cell office:value-type="float" office:value="0.10958" calcext:value-type="float">
            <text:p>0.109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0603" calcext:value-type="float">
            <text:p>0.040603</text:p>
          </table:table-cell>
          <table:table-cell office:value-type="float" office:value="0.12409" calcext:value-type="float">
            <text:p>0.124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1338" calcext:value-type="float">
            <text:p>0.041338</text:p>
          </table:table-cell>
          <table:table-cell office:value-type="float" office:value="0.13409" calcext:value-type="float">
            <text:p>0.134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8123" calcext:value-type="float">
            <text:p>0.038123</text:p>
          </table:table-cell>
          <table:table-cell office:value-type="float" office:value="0.1396" calcext:value-type="float">
            <text:p>0.13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2812" calcext:value-type="float">
            <text:p>0.032812</text:p>
          </table:table-cell>
          <table:table-cell office:value-type="float" office:value="0.13135" calcext:value-type="float">
            <text:p>0.131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8066" calcext:value-type="float">
            <text:p>0.038066</text:p>
          </table:table-cell>
          <table:table-cell office:value-type="float" office:value="0.13915" calcext:value-type="float">
            <text:p>0.139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5824" calcext:value-type="float">
            <text:p>0.025824</text:p>
          </table:table-cell>
          <table:table-cell office:value-type="float" office:value="0.11692" calcext:value-type="float">
            <text:p>0.116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5619" calcext:value-type="float">
            <text:p>0.035619</text:p>
          </table:table-cell>
          <table:table-cell office:value-type="float" office:value="0.12167" calcext:value-type="float">
            <text:p>0.121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809" calcext:value-type="float">
            <text:p>0.03809</text:p>
          </table:table-cell>
          <table:table-cell office:value-type="float" office:value="0.13688" calcext:value-type="float">
            <text:p>0.136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3188" calcext:value-type="float">
            <text:p>0.033188</text:p>
          </table:table-cell>
          <table:table-cell office:value-type="float" office:value="0.1312" calcext:value-type="float">
            <text:p>0.13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345" calcext:value-type="float">
            <text:p>0.036345</text:p>
          </table:table-cell>
          <table:table-cell office:value-type="float" office:value="0.12603" calcext:value-type="float">
            <text:p>0.126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985" calcext:value-type="float">
            <text:p>0.03985</text:p>
          </table:table-cell>
          <table:table-cell office:value-type="float" office:value="0.11231" calcext:value-type="float">
            <text:p>0.112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7409" calcext:value-type="float">
            <text:p>0.037409</text:p>
          </table:table-cell>
          <table:table-cell office:value-type="float" office:value="0.14184" calcext:value-type="float">
            <text:p>0.141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689" calcext:value-type="float">
            <text:p>0.036689</text:p>
          </table:table-cell>
          <table:table-cell office:value-type="float" office:value="0.1156" calcext:value-type="float">
            <text:p>0.11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7027" calcext:value-type="float">
            <text:p>0.037027</text:p>
          </table:table-cell>
          <table:table-cell office:value-type="float" office:value="0.12509" calcext:value-type="float">
            <text:p>0.125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347" calcext:value-type="float">
            <text:p>0.036347</text:p>
          </table:table-cell>
          <table:table-cell office:value-type="float" office:value="0.14282" calcext:value-type="float">
            <text:p>0.142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3697" calcext:value-type="float">
            <text:p>0.043697</text:p>
          </table:table-cell>
          <table:table-cell office:value-type="float" office:value="0.11875" calcext:value-type="float">
            <text:p>0.11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4752" calcext:value-type="float">
            <text:p>0.034752</text:p>
          </table:table-cell>
          <table:table-cell office:value-type="float" office:value="0.14107" calcext:value-type="float">
            <text:p>0.141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4669" calcext:value-type="float">
            <text:p>0.044669</text:p>
          </table:table-cell>
          <table:table-cell office:value-type="float" office:value="0.14652" calcext:value-type="float">
            <text:p>0.146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5851" calcext:value-type="float">
            <text:p>0.035851</text:p>
          </table:table-cell>
          <table:table-cell office:value-type="float" office:value="0.12237" calcext:value-type="float">
            <text:p>0.122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962" calcext:value-type="float">
            <text:p>0.03962</text:p>
          </table:table-cell>
          <table:table-cell office:value-type="float" office:value="0.10897" calcext:value-type="float">
            <text:p>0.108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627" calcext:value-type="float">
            <text:p>0.036627</text:p>
          </table:table-cell>
          <table:table-cell office:value-type="float" office:value="0.11783" calcext:value-type="float">
            <text:p>0.117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333" calcext:value-type="float">
            <text:p>0.036333</text:p>
          </table:table-cell>
          <table:table-cell office:value-type="float" office:value="0.10915" calcext:value-type="float">
            <text:p>0.109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8776" calcext:value-type="float">
            <text:p>0.038776</text:p>
          </table:table-cell>
          <table:table-cell office:value-type="float" office:value="0.14085" calcext:value-type="float">
            <text:p>0.140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1331" calcext:value-type="float">
            <text:p>0.041331</text:p>
          </table:table-cell>
          <table:table-cell office:value-type="float" office:value="0.12997" calcext:value-type="float">
            <text:p>0.129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5997" calcext:value-type="float">
            <text:p>0.035997</text:p>
          </table:table-cell>
          <table:table-cell office:value-type="float" office:value="0.13383" calcext:value-type="float">
            <text:p>0.133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077" calcext:value-type="float">
            <text:p>0.036077</text:p>
          </table:table-cell>
          <table:table-cell office:value-type="float" office:value="0.11288" calcext:value-type="float">
            <text:p>0.112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0739" calcext:value-type="float">
            <text:p>0.040739</text:p>
          </table:table-cell>
          <table:table-cell office:value-type="float" office:value="0.13325" calcext:value-type="float">
            <text:p>0.13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4448" calcext:value-type="float">
            <text:p>0.034448</text:p>
          </table:table-cell>
          <table:table-cell office:value-type="float" office:value="0.089598" calcext:value-type="float">
            <text:p>0.0895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924" calcext:value-type="float">
            <text:p>0.036924</text:p>
          </table:table-cell>
          <table:table-cell office:value-type="float" office:value="0.13617" calcext:value-type="float">
            <text:p>0.136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3362" calcext:value-type="float">
            <text:p>0.033362</text:p>
          </table:table-cell>
          <table:table-cell office:value-type="float" office:value="0.11611" calcext:value-type="float">
            <text:p>0.116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0504" calcext:value-type="float">
            <text:p>0.040504</text:p>
          </table:table-cell>
          <table:table-cell office:value-type="float" office:value="0.12489" calcext:value-type="float">
            <text:p>0.124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10894" calcext:value-type="float">
            <text:p>0.108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252" calcext:value-type="float">
            <text:p>0.04252</text:p>
          </table:table-cell>
          <table:table-cell office:value-type="float" office:value="0.13471" calcext:value-type="float">
            <text:p>0.134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2268" calcext:value-type="float">
            <text:p>0.042268</text:p>
          </table:table-cell>
          <table:table-cell office:value-type="float" office:value="0.11659" calcext:value-type="float">
            <text:p>0.116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9406" calcext:value-type="float">
            <text:p>0.039406</text:p>
          </table:table-cell>
          <table:table-cell office:value-type="float" office:value="0.14533" calcext:value-type="float">
            <text:p>0.145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0907" calcext:value-type="float">
            <text:p>0.040907</text:p>
          </table:table-cell>
          <table:table-cell office:value-type="float" office:value="0.13479" calcext:value-type="float">
            <text:p>0.134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1624" calcext:value-type="float">
            <text:p>0.041624</text:p>
          </table:table-cell>
          <table:table-cell office:value-type="float" office:value="0.12852" calcext:value-type="float">
            <text:p>0.128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5618" calcext:value-type="float">
            <text:p>0.035618</text:p>
          </table:table-cell>
          <table:table-cell office:value-type="float" office:value="0.15312" calcext:value-type="float">
            <text:p>0.153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1269" calcext:value-type="float">
            <text:p>0.041269</text:p>
          </table:table-cell>
          <table:table-cell office:value-type="float" office:value="0.13322" calcext:value-type="float">
            <text:p>0.133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2131" calcext:value-type="float">
            <text:p>0.042131</text:p>
          </table:table-cell>
          <table:table-cell office:value-type="float" office:value="0.14417" calcext:value-type="float">
            <text:p>0.144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7304" calcext:value-type="float">
            <text:p>0.037304</text:p>
          </table:table-cell>
          <table:table-cell office:value-type="float" office:value="0.13121" calcext:value-type="float">
            <text:p>0.131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7309" calcext:value-type="float">
            <text:p>0.037309</text:p>
          </table:table-cell>
          <table:table-cell office:value-type="float" office:value="0.13347" calcext:value-type="float">
            <text:p>0.133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9229" calcext:value-type="float">
            <text:p>0.039229</text:p>
          </table:table-cell>
          <table:table-cell office:value-type="float" office:value="0.14378" calcext:value-type="float">
            <text:p>0.143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8901" calcext:value-type="float">
            <text:p>0.038901</text:p>
          </table:table-cell>
          <table:table-cell office:value-type="float" office:value="0.12023" calcext:value-type="float">
            <text:p>0.120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7441" calcext:value-type="float">
            <text:p>0.047441</text:p>
          </table:table-cell>
          <table:table-cell office:value-type="float" office:value="0.12873" calcext:value-type="float">
            <text:p>0.128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7589" calcext:value-type="float">
            <text:p>0.047589</text:p>
          </table:table-cell>
          <table:table-cell office:value-type="float" office:value="0.11539" calcext:value-type="float">
            <text:p>0.115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656" calcext:value-type="float">
            <text:p>0.031656</text:p>
          </table:table-cell>
          <table:table-cell office:value-type="float" office:value="0.13669" calcext:value-type="float">
            <text:p>0.13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0427" calcext:value-type="float">
            <text:p>0.040427</text:p>
          </table:table-cell>
          <table:table-cell office:value-type="float" office:value="0.13369" calcext:value-type="float">
            <text:p>0.133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2039" calcext:value-type="float">
            <text:p>0.042039</text:p>
          </table:table-cell>
          <table:table-cell office:value-type="float" office:value="0.1337" calcext:value-type="float">
            <text:p>0.13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14798" calcext:value-type="float">
            <text:p>0.147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8332" calcext:value-type="float">
            <text:p>0.038332</text:p>
          </table:table-cell>
          <table:table-cell office:value-type="float" office:value="0.16642" calcext:value-type="float">
            <text:p>0.166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609" calcext:value-type="float">
            <text:p>0.16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8346" calcext:value-type="float">
            <text:p>0.048346</text:p>
          </table:table-cell>
          <table:table-cell office:value-type="float" office:value="0.1257" calcext:value-type="float">
            <text:p>0.1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5322" calcext:value-type="float">
            <text:p>0.035322</text:p>
          </table:table-cell>
          <table:table-cell office:value-type="float" office:value="0.14999" calcext:value-type="float">
            <text:p>0.149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3867" calcext:value-type="float">
            <text:p>0.043867</text:p>
          </table:table-cell>
          <table:table-cell office:value-type="float" office:value="0.16597" calcext:value-type="float">
            <text:p>0.165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8929" calcext:value-type="float">
            <text:p>0.048929</text:p>
          </table:table-cell>
          <table:table-cell office:value-type="float" office:value="0.15426" calcext:value-type="float">
            <text:p>0.154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8824" calcext:value-type="float">
            <text:p>0.038824</text:p>
          </table:table-cell>
          <table:table-cell office:value-type="float" office:value="0.12436" calcext:value-type="float">
            <text:p>0.124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4964" calcext:value-type="float">
            <text:p>0.044964</text:p>
          </table:table-cell>
          <table:table-cell office:value-type="float" office:value="0.12683" calcext:value-type="float">
            <text:p>0.126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3938" calcext:value-type="float">
            <text:p>0.033938</text:p>
          </table:table-cell>
          <table:table-cell office:value-type="float" office:value="0.11901" calcext:value-type="float">
            <text:p>0.119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3876" calcext:value-type="float">
            <text:p>0.043876</text:p>
          </table:table-cell>
          <table:table-cell office:value-type="float" office:value="0.14963" calcext:value-type="float">
            <text:p>0.149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0116" calcext:value-type="float">
            <text:p>0.040116</text:p>
          </table:table-cell>
          <table:table-cell office:value-type="float" office:value="0.14202" calcext:value-type="float">
            <text:p>0.142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5893" calcext:value-type="float">
            <text:p>0.035893</text:p>
          </table:table-cell>
          <table:table-cell office:value-type="float" office:value="0.12424" calcext:value-type="float">
            <text:p>0.124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4224" calcext:value-type="float">
            <text:p>0.044224</text:p>
          </table:table-cell>
          <table:table-cell office:value-type="float" office:value="0.11738" calcext:value-type="float">
            <text:p>0.117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4363" calcext:value-type="float">
            <text:p>0.044363</text:p>
          </table:table-cell>
          <table:table-cell office:value-type="float" office:value="0.13635" calcext:value-type="float">
            <text:p>0.136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9255" calcext:value-type="float">
            <text:p>0.039255</text:p>
          </table:table-cell>
          <table:table-cell office:value-type="float" office:value="0.14556" calcext:value-type="float">
            <text:p>0.145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6079" calcext:value-type="float">
            <text:p>0.036079</text:p>
          </table:table-cell>
          <table:table-cell office:value-type="float" office:value="0.12245" calcext:value-type="float">
            <text:p>0.122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3992" calcext:value-type="float">
            <text:p>0.043992</text:p>
          </table:table-cell>
          <table:table-cell office:value-type="float" office:value="0.1211" calcext:value-type="float">
            <text:p>0.12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9315" calcext:value-type="float">
            <text:p>0.039315</text:p>
          </table:table-cell>
          <table:table-cell office:value-type="float" office:value="0.11798" calcext:value-type="float">
            <text:p>0.117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14106" calcext:value-type="float">
            <text:p>0.14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13149" calcext:value-type="float">
            <text:p>0.131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1647" calcext:value-type="float">
            <text:p>0.041647</text:p>
          </table:table-cell>
          <table:table-cell office:value-type="float" office:value="0.14008" calcext:value-type="float">
            <text:p>0.140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3538" calcext:value-type="float">
            <text:p>0.043538</text:p>
          </table:table-cell>
          <table:table-cell office:value-type="float" office:value="0.14235" calcext:value-type="float">
            <text:p>0.142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2993" calcext:value-type="float">
            <text:p>0.032993</text:p>
          </table:table-cell>
          <table:table-cell office:value-type="float" office:value="0.13073" calcext:value-type="float">
            <text:p>0.130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12993" calcext:value-type="float">
            <text:p>0.129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8328" calcext:value-type="float">
            <text:p>0.038328</text:p>
          </table:table-cell>
          <table:table-cell office:value-type="float" office:value="0.14597" calcext:value-type="float">
            <text:p>0.145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3583" calcext:value-type="float">
            <text:p>0.033583</text:p>
          </table:table-cell>
          <table:table-cell office:value-type="float" office:value="0.14869" calcext:value-type="float">
            <text:p>0.148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0975" calcext:value-type="float">
            <text:p>0.040975</text:p>
          </table:table-cell>
          <table:table-cell office:value-type="float" office:value="0.12215" calcext:value-type="float">
            <text:p>0.122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9217" calcext:value-type="float">
            <text:p>0.039217</text:p>
          </table:table-cell>
          <table:table-cell office:value-type="float" office:value="0.10852" calcext:value-type="float">
            <text:p>0.108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3661" calcext:value-type="float">
            <text:p>0.043661</text:p>
          </table:table-cell>
          <table:table-cell office:value-type="float" office:value="0.1416" calcext:value-type="float">
            <text:p>0.14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5861" calcext:value-type="float">
            <text:p>0.055861</text:p>
          </table:table-cell>
          <table:table-cell office:value-type="float" office:value="0.1225" calcext:value-type="float">
            <text:p>0.12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0.13151" calcext:value-type="float">
            <text:p>0.131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6928" calcext:value-type="float">
            <text:p>0.046928</text:p>
          </table:table-cell>
          <table:table-cell office:value-type="float" office:value="0.10958" calcext:value-type="float">
            <text:p>0.109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6198" calcext:value-type="float">
            <text:p>0.046198</text:p>
          </table:table-cell>
          <table:table-cell office:value-type="float" office:value="0.13182" calcext:value-type="float">
            <text:p>0.131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9168" calcext:value-type="float">
            <text:p>0.049168</text:p>
          </table:table-cell>
          <table:table-cell office:value-type="float" office:value="0.15154" calcext:value-type="float">
            <text:p>0.151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1332" calcext:value-type="float">
            <text:p>0.041332</text:p>
          </table:table-cell>
          <table:table-cell office:value-type="float" office:value="0.13181" calcext:value-type="float">
            <text:p>0.131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6473" calcext:value-type="float">
            <text:p>0.036473</text:p>
          </table:table-cell>
          <table:table-cell office:value-type="float" office:value="0.14152" calcext:value-type="float">
            <text:p>0.141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3652" calcext:value-type="float">
            <text:p>0.043652</text:p>
          </table:table-cell>
          <table:table-cell office:value-type="float" office:value="0.13902" calcext:value-type="float">
            <text:p>0.139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3111" calcext:value-type="float">
            <text:p>0.053111</text:p>
          </table:table-cell>
          <table:table-cell office:value-type="float" office:value="0.14641" calcext:value-type="float">
            <text:p>0.146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8547" calcext:value-type="float">
            <text:p>0.038547</text:p>
          </table:table-cell>
          <table:table-cell office:value-type="float" office:value="0.15241" calcext:value-type="float">
            <text:p>0.152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0686" calcext:value-type="float">
            <text:p>0.050686</text:p>
          </table:table-cell>
          <table:table-cell office:value-type="float" office:value="0.12762" calcext:value-type="float">
            <text:p>0.127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7695" calcext:value-type="float">
            <text:p>0.047695</text:p>
          </table:table-cell>
          <table:table-cell office:value-type="float" office:value="0.15506" calcext:value-type="float">
            <text:p>0.155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13234" calcext:value-type="float">
            <text:p>0.132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1508" calcext:value-type="float">
            <text:p>0.051508</text:p>
          </table:table-cell>
          <table:table-cell office:value-type="float" office:value="0.11281" calcext:value-type="float">
            <text:p>0.112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0635" calcext:value-type="float">
            <text:p>0.040635</text:p>
          </table:table-cell>
          <table:table-cell office:value-type="float" office:value="0.14729" calcext:value-type="float">
            <text:p>0.147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7276" calcext:value-type="float">
            <text:p>0.037276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6173" calcext:value-type="float">
            <text:p>0.036173</text:p>
          </table:table-cell>
          <table:table-cell office:value-type="float" office:value="0.12466" calcext:value-type="float">
            <text:p>0.124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0342" calcext:value-type="float">
            <text:p>0.040342</text:p>
          </table:table-cell>
          <table:table-cell office:value-type="float" office:value="0.13979" calcext:value-type="float">
            <text:p>0.139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876" calcext:value-type="float">
            <text:p>0.04876</text:p>
          </table:table-cell>
          <table:table-cell office:value-type="float" office:value="0.13974" calcext:value-type="float">
            <text:p>0.139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838" calcext:value-type="float">
            <text:p>0.03838</text:p>
          </table:table-cell>
          <table:table-cell office:value-type="float" office:value="0.14289" calcext:value-type="float">
            <text:p>0.142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9093" calcext:value-type="float">
            <text:p>0.039093</text:p>
          </table:table-cell>
          <table:table-cell office:value-type="float" office:value="0.14454" calcext:value-type="float">
            <text:p>0.144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12306" calcext:value-type="float">
            <text:p>0.123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6881" calcext:value-type="float">
            <text:p>0.046881</text:p>
          </table:table-cell>
          <table:table-cell office:value-type="float" office:value="0.14879" calcext:value-type="float">
            <text:p>0.148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3076" calcext:value-type="float">
            <text:p>0.043076</text:p>
          </table:table-cell>
          <table:table-cell office:value-type="float" office:value="0.12327" calcext:value-type="float">
            <text:p>0.123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7459" calcext:value-type="float">
            <text:p>0.047459</text:p>
          </table:table-cell>
          <table:table-cell office:value-type="float" office:value="0.13568" calcext:value-type="float">
            <text:p>0.135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9829" calcext:value-type="float">
            <text:p>0.059829</text:p>
          </table:table-cell>
          <table:table-cell office:value-type="float" office:value="0.1278" calcext:value-type="float">
            <text:p>0.12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3763" calcext:value-type="float">
            <text:p>0.043763</text:p>
          </table:table-cell>
          <table:table-cell office:value-type="float" office:value="0.13326" calcext:value-type="float">
            <text:p>0.133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2851" calcext:value-type="float">
            <text:p>0.052851</text:p>
          </table:table-cell>
          <table:table-cell office:value-type="float" office:value="0.12813" calcext:value-type="float">
            <text:p>0.128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9834" calcext:value-type="float">
            <text:p>0.039834</text:p>
          </table:table-cell>
          <table:table-cell office:value-type="float" office:value="0.14396" calcext:value-type="float">
            <text:p>0.143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5219" calcext:value-type="float">
            <text:p>0.045219</text:p>
          </table:table-cell>
          <table:table-cell office:value-type="float" office:value="0.13536" calcext:value-type="float">
            <text:p>0.135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9814" calcext:value-type="float">
            <text:p>0.039814</text:p>
          </table:table-cell>
          <table:table-cell office:value-type="float" office:value="0.13185" calcext:value-type="float">
            <text:p>0.131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739" calcext:value-type="float">
            <text:p>0.04739</text:p>
          </table:table-cell>
          <table:table-cell office:value-type="float" office:value="0.15034" calcext:value-type="float">
            <text:p>0.150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6632" calcext:value-type="float">
            <text:p>0.046632</text:p>
          </table:table-cell>
          <table:table-cell office:value-type="float" office:value="0.15907" calcext:value-type="float">
            <text:p>0.159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3221" calcext:value-type="float">
            <text:p>0.043221</text:p>
          </table:table-cell>
          <table:table-cell office:value-type="float" office:value="0.14109" calcext:value-type="float">
            <text:p>0.141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3685" calcext:value-type="float">
            <text:p>0.033685</text:p>
          </table:table-cell>
          <table:table-cell office:value-type="float" office:value="0.1396" calcext:value-type="float">
            <text:p>0.13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4132" calcext:value-type="float">
            <text:p>0.054132</text:p>
          </table:table-cell>
          <table:table-cell office:value-type="float" office:value="0.12034" calcext:value-type="float">
            <text:p>0.120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4597" calcext:value-type="float">
            <text:p>0.044597</text:p>
          </table:table-cell>
          <table:table-cell office:value-type="float" office:value="0.1347" calcext:value-type="float">
            <text:p>0.13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6448" calcext:value-type="float">
            <text:p>0.036448</text:p>
          </table:table-cell>
          <table:table-cell office:value-type="float" office:value="0.12835" calcext:value-type="float">
            <text:p>0.128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5144" calcext:value-type="float">
            <text:p>0.045144</text:p>
          </table:table-cell>
          <table:table-cell office:value-type="float" office:value="0.12831" calcext:value-type="float">
            <text:p>0.128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8936" calcext:value-type="float">
            <text:p>0.048936</text:p>
          </table:table-cell>
          <table:table-cell office:value-type="float" office:value="0.13291" calcext:value-type="float">
            <text:p>0.132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8097" calcext:value-type="float">
            <text:p>0.048097</text:p>
          </table:table-cell>
          <table:table-cell office:value-type="float" office:value="0.14742" calcext:value-type="float">
            <text:p>0.147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0706" calcext:value-type="float">
            <text:p>0.040706</text:p>
          </table:table-cell>
          <table:table-cell office:value-type="float" office:value="0.14636" calcext:value-type="float">
            <text:p>0.146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378" calcext:value-type="float">
            <text:p>0.04378</text:p>
          </table:table-cell>
          <table:table-cell office:value-type="float" office:value="0.12415" calcext:value-type="float">
            <text:p>0.124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1411" calcext:value-type="float">
            <text:p>0.041411</text:p>
          </table:table-cell>
          <table:table-cell office:value-type="float" office:value="0.13432" calcext:value-type="float">
            <text:p>0.134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9501" calcext:value-type="float">
            <text:p>0.049501</text:p>
          </table:table-cell>
          <table:table-cell office:value-type="float" office:value="0.15091" calcext:value-type="float">
            <text:p>0.150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8177" calcext:value-type="float">
            <text:p>0.038177</text:p>
          </table:table-cell>
          <table:table-cell office:value-type="float" office:value="0.1282" calcext:value-type="float">
            <text:p>0.12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8694" calcext:value-type="float">
            <text:p>0.038694</text:p>
          </table:table-cell>
          <table:table-cell office:value-type="float" office:value="0.11909" calcext:value-type="float">
            <text:p>0.119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0473" calcext:value-type="float">
            <text:p>0.040473</text:p>
          </table:table-cell>
          <table:table-cell office:value-type="float" office:value="0.16293" calcext:value-type="float">
            <text:p>0.162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2223" calcext:value-type="float">
            <text:p>0.062223</text:p>
          </table:table-cell>
          <table:table-cell office:value-type="float" office:value="0.14845" calcext:value-type="float">
            <text:p>0.148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8611" calcext:value-type="float">
            <text:p>0.038611</text:p>
          </table:table-cell>
          <table:table-cell office:value-type="float" office:value="0.11839" calcext:value-type="float">
            <text:p>0.118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7754" calcext:value-type="float">
            <text:p>0.047754</text:p>
          </table:table-cell>
          <table:table-cell office:value-type="float" office:value="0.12835" calcext:value-type="float">
            <text:p>0.128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6764" calcext:value-type="float">
            <text:p>0.046764</text:p>
          </table:table-cell>
          <table:table-cell office:value-type="float" office:value="0.14245" calcext:value-type="float">
            <text:p>0.142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9581" calcext:value-type="float">
            <text:p>0.049581</text:p>
          </table:table-cell>
          <table:table-cell office:value-type="float" office:value="0.1236" calcext:value-type="float">
            <text:p>0.12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3943" calcext:value-type="float">
            <text:p>0.053943</text:p>
          </table:table-cell>
          <table:table-cell office:value-type="float" office:value="0.12852" calcext:value-type="float">
            <text:p>0.128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5876" calcext:value-type="float">
            <text:p>0.065876</text:p>
          </table:table-cell>
          <table:table-cell office:value-type="float" office:value="0.14418" calcext:value-type="float">
            <text:p>0.144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0155" calcext:value-type="float">
            <text:p>0.040155</text:p>
          </table:table-cell>
          <table:table-cell office:value-type="float" office:value="0.13646" calcext:value-type="float">
            <text:p>0.136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7133" calcext:value-type="float">
            <text:p>0.047133</text:p>
          </table:table-cell>
          <table:table-cell office:value-type="float" office:value="0.14791" calcext:value-type="float">
            <text:p>0.147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47" calcext:value-type="float">
            <text:p>0.04347</text:p>
          </table:table-cell>
          <table:table-cell office:value-type="float" office:value="0.13125" calcext:value-type="float">
            <text:p>0.13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6731" calcext:value-type="float">
            <text:p>0.066731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711" calcext:value-type="float">
            <text:p>0.043711</text:p>
          </table:table-cell>
          <table:table-cell office:value-type="float" office:value="0.11398" calcext:value-type="float">
            <text:p>0.113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6192" calcext:value-type="float">
            <text:p>0.036192</text:p>
          </table:table-cell>
          <table:table-cell office:value-type="float" office:value="0.12551" calcext:value-type="float">
            <text:p>0.125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278" calcext:value-type="float">
            <text:p>0.052278</text:p>
          </table:table-cell>
          <table:table-cell office:value-type="float" office:value="0.15481" calcext:value-type="float">
            <text:p>0.154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9286" calcext:value-type="float">
            <text:p>0.049286</text:p>
          </table:table-cell>
          <table:table-cell office:value-type="float" office:value="0.16544" calcext:value-type="float">
            <text:p>0.165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9513" calcext:value-type="float">
            <text:p>0.059513</text:p>
          </table:table-cell>
          <table:table-cell office:value-type="float" office:value="0.14982" calcext:value-type="float">
            <text:p>0.149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913" calcext:value-type="float">
            <text:p>0.034913</text:p>
          </table:table-cell>
          <table:table-cell office:value-type="float" office:value="0.14564" calcext:value-type="float">
            <text:p>0.145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9368" calcext:value-type="float">
            <text:p>0.039368</text:p>
          </table:table-cell>
          <table:table-cell office:value-type="float" office:value="0.14469" calcext:value-type="float">
            <text:p>0.144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106" calcext:value-type="float">
            <text:p>0.052106</text:p>
          </table:table-cell>
          <table:table-cell office:value-type="float" office:value="0.13075" calcext:value-type="float">
            <text:p>0.130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5907" calcext:value-type="float">
            <text:p>0.055907</text:p>
          </table:table-cell>
          <table:table-cell office:value-type="float" office:value="0.14752" calcext:value-type="float">
            <text:p>0.147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6555" calcext:value-type="float">
            <text:p>0.036555</text:p>
          </table:table-cell>
          <table:table-cell office:value-type="float" office:value="0.13692" calcext:value-type="float">
            <text:p>0.136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6621" calcext:value-type="float">
            <text:p>0.046621</text:p>
          </table:table-cell>
          <table:table-cell office:value-type="float" office:value="0.1567" calcext:value-type="float">
            <text:p>0.15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4668" calcext:value-type="float">
            <text:p>0.064668</text:p>
          </table:table-cell>
          <table:table-cell office:value-type="float" office:value="0.13997" calcext:value-type="float">
            <text:p>0.13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5541" calcext:value-type="float">
            <text:p>0.045541</text:p>
          </table:table-cell>
          <table:table-cell office:value-type="float" office:value="0.15931" calcext:value-type="float">
            <text:p>0.159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7636" calcext:value-type="float">
            <text:p>0.047636</text:p>
          </table:table-cell>
          <table:table-cell office:value-type="float" office:value="0.13879" calcext:value-type="float">
            <text:p>0.13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7324" calcext:value-type="float">
            <text:p>0.037324</text:p>
          </table:table-cell>
          <table:table-cell office:value-type="float" office:value="0.15458" calcext:value-type="float">
            <text:p>0.154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2715" calcext:value-type="float">
            <text:p>0.042715</text:p>
          </table:table-cell>
          <table:table-cell office:value-type="float" office:value="0.15773" calcext:value-type="float">
            <text:p>0.157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4879" calcext:value-type="float">
            <text:p>0.064879</text:p>
          </table:table-cell>
          <table:table-cell office:value-type="float" office:value="0.17343" calcext:value-type="float">
            <text:p>0.173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6609" calcext:value-type="float">
            <text:p>0.046609</text:p>
          </table:table-cell>
          <table:table-cell office:value-type="float" office:value="0.13024" calcext:value-type="float">
            <text:p>0.13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2847" calcext:value-type="float">
            <text:p>0.042847</text:p>
          </table:table-cell>
          <table:table-cell office:value-type="float" office:value="0.15083" calcext:value-type="float">
            <text:p>0.150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2626" calcext:value-type="float">
            <text:p>0.062626</text:p>
          </table:table-cell>
          <table:table-cell office:value-type="float" office:value="0.15167" calcext:value-type="float">
            <text:p>0.15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417" calcext:value-type="float">
            <text:p>0.052417</text:p>
          </table:table-cell>
          <table:table-cell office:value-type="float" office:value="0.14812" calcext:value-type="float">
            <text:p>0.148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8481" calcext:value-type="float">
            <text:p>0.038481</text:p>
          </table:table-cell>
          <table:table-cell office:value-type="float" office:value="0.15547" calcext:value-type="float">
            <text:p>0.155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3038" calcext:value-type="float">
            <text:p>0.053038</text:p>
          </table:table-cell>
          <table:table-cell office:value-type="float" office:value="0.13146" calcext:value-type="float">
            <text:p>0.131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2632" calcext:value-type="float">
            <text:p>0.062632</text:p>
          </table:table-cell>
          <table:table-cell office:value-type="float" office:value="0.12326" calcext:value-type="float">
            <text:p>0.123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3942" calcext:value-type="float">
            <text:p>0.053942</text:p>
          </table:table-cell>
          <table:table-cell office:value-type="float" office:value="0.13794" calcext:value-type="float">
            <text:p>0.137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0537" calcext:value-type="float">
            <text:p>0.050537</text:p>
          </table:table-cell>
          <table:table-cell office:value-type="float" office:value="0.13364" calcext:value-type="float">
            <text:p>0.133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8652" calcext:value-type="float">
            <text:p>0.048652</text:p>
          </table:table-cell>
          <table:table-cell office:value-type="float" office:value="0.15442" calcext:value-type="float">
            <text:p>0.154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237" calcext:value-type="float">
            <text:p>0.04237</text:p>
          </table:table-cell>
          <table:table-cell office:value-type="float" office:value="0.17303" calcext:value-type="float">
            <text:p>0.173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0505" calcext:value-type="float">
            <text:p>0.050505</text:p>
          </table:table-cell>
          <table:table-cell office:value-type="float" office:value="0.13994" calcext:value-type="float">
            <text:p>0.139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6388" calcext:value-type="float">
            <text:p>0.046388</text:p>
          </table:table-cell>
          <table:table-cell office:value-type="float" office:value="0.18278" calcext:value-type="float">
            <text:p>0.182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0464" calcext:value-type="float">
            <text:p>0.050464</text:p>
          </table:table-cell>
          <table:table-cell office:value-type="float" office:value="0.12111" calcext:value-type="float">
            <text:p>0.121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14066" calcext:value-type="float">
            <text:p>0.140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464" calcext:value-type="float">
            <text:p>0.052464</text:p>
          </table:table-cell>
          <table:table-cell office:value-type="float" office:value="0.14035" calcext:value-type="float">
            <text:p>0.140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0276" calcext:value-type="float">
            <text:p>0.060276</text:p>
          </table:table-cell>
          <table:table-cell office:value-type="float" office:value="0.15752" calcext:value-type="float">
            <text:p>0.157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2295" calcext:value-type="float">
            <text:p>0.042295</text:p>
          </table:table-cell>
          <table:table-cell office:value-type="float" office:value="0.1484" calcext:value-type="float">
            <text:p>0.14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5288" calcext:value-type="float">
            <text:p>0.045288</text:p>
          </table:table-cell>
          <table:table-cell office:value-type="float" office:value="0.12865" calcext:value-type="float">
            <text:p>0.128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0785" calcext:value-type="float">
            <text:p>0.050785</text:p>
          </table:table-cell>
          <table:table-cell office:value-type="float" office:value="0.13574" calcext:value-type="float">
            <text:p>0.135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7539" calcext:value-type="float">
            <text:p>0.037539</text:p>
          </table:table-cell>
          <table:table-cell office:value-type="float" office:value="0.12678" calcext:value-type="float">
            <text:p>0.126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8296" calcext:value-type="float">
            <text:p>0.058296</text:p>
          </table:table-cell>
          <table:table-cell office:value-type="float" office:value="0.15327" calcext:value-type="float">
            <text:p>0.153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596" calcext:value-type="float">
            <text:p>0.043596</text:p>
          </table:table-cell>
          <table:table-cell office:value-type="float" office:value="0.13334" calcext:value-type="float">
            <text:p>0.133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13735" calcext:value-type="float">
            <text:p>0.137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8658" calcext:value-type="float">
            <text:p>0.058658</text:p>
          </table:table-cell>
          <table:table-cell office:value-type="float" office:value="0.13509" calcext:value-type="float">
            <text:p>0.135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3026" calcext:value-type="float">
            <text:p>0.073026</text:p>
          </table:table-cell>
          <table:table-cell office:value-type="float" office:value="0.14247" calcext:value-type="float">
            <text:p>0.14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5777" calcext:value-type="float">
            <text:p>0.045777</text:p>
          </table:table-cell>
          <table:table-cell office:value-type="float" office:value="0.11698" calcext:value-type="float">
            <text:p>0.116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7193" calcext:value-type="float">
            <text:p>0.077193</text:p>
          </table:table-cell>
          <table:table-cell office:value-type="float" office:value="0.16085" calcext:value-type="float">
            <text:p>0.160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3475" calcext:value-type="float">
            <text:p>0.073475</text:p>
          </table:table-cell>
          <table:table-cell office:value-type="float" office:value="0.12577" calcext:value-type="float">
            <text:p>0.125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4122" calcext:value-type="float">
            <text:p>0.064122</text:p>
          </table:table-cell>
          <table:table-cell office:value-type="float" office:value="0.15564" calcext:value-type="float">
            <text:p>0.155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6992" calcext:value-type="float">
            <text:p>0.066992</text:p>
          </table:table-cell>
          <table:table-cell office:value-type="float" office:value="0.13216" calcext:value-type="float">
            <text:p>0.132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3605" calcext:value-type="float">
            <text:p>0.043605</text:p>
          </table:table-cell>
          <table:table-cell office:value-type="float" office:value="0.17655" calcext:value-type="float">
            <text:p>0.176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9829" calcext:value-type="float">
            <text:p>0.069829</text:p>
          </table:table-cell>
          <table:table-cell office:value-type="float" office:value="0.17386" calcext:value-type="float">
            <text:p>0.173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1637" calcext:value-type="float">
            <text:p>0.041637</text:p>
          </table:table-cell>
          <table:table-cell office:value-type="float" office:value="0.15009" calcext:value-type="float">
            <text:p>0.150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5407" calcext:value-type="float">
            <text:p>0.055407</text:p>
          </table:table-cell>
          <table:table-cell office:value-type="float" office:value="0.13297" calcext:value-type="float">
            <text:p>0.132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8127" calcext:value-type="float">
            <text:p>0.058127</text:p>
          </table:table-cell>
          <table:table-cell office:value-type="float" office:value="0.16371" calcext:value-type="float">
            <text:p>0.163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8662" calcext:value-type="float">
            <text:p>0.078662</text:p>
          </table:table-cell>
          <table:table-cell office:value-type="float" office:value="0.13428" calcext:value-type="float">
            <text:p>0.134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1644" calcext:value-type="float">
            <text:p>0.051644</text:p>
          </table:table-cell>
          <table:table-cell office:value-type="float" office:value="0.15058" calcext:value-type="float">
            <text:p>0.150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0924" calcext:value-type="float">
            <text:p>0.050924</text:p>
          </table:table-cell>
          <table:table-cell office:value-type="float" office:value="0.17262" calcext:value-type="float">
            <text:p>0.172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8627" calcext:value-type="float">
            <text:p>0.058627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1546" calcext:value-type="float">
            <text:p>0.061546</text:p>
          </table:table-cell>
          <table:table-cell office:value-type="float" office:value="0.17548" calcext:value-type="float">
            <text:p>0.175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1894" calcext:value-type="float">
            <text:p>0.051894</text:p>
          </table:table-cell>
          <table:table-cell office:value-type="float" office:value="0.16357" calcext:value-type="float">
            <text:p>0.163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6352" calcext:value-type="float">
            <text:p>0.066352</text:p>
          </table:table-cell>
          <table:table-cell office:value-type="float" office:value="0.15255" calcext:value-type="float">
            <text:p>0.152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92551" calcext:value-type="float">
            <text:p>0.092551</text:p>
          </table:table-cell>
          <table:table-cell office:value-type="float" office:value="0.16571" calcext:value-type="float">
            <text:p>0.165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305" calcext:value-type="float">
            <text:p>0.04305</text:p>
          </table:table-cell>
          <table:table-cell office:value-type="float" office:value="0.14136" calcext:value-type="float">
            <text:p>0.141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6381" calcext:value-type="float">
            <text:p>0.056381</text:p>
          </table:table-cell>
          <table:table-cell office:value-type="float" office:value="0.13703" calcext:value-type="float">
            <text:p>0.137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5031" calcext:value-type="float">
            <text:p>0.045031</text:p>
          </table:table-cell>
          <table:table-cell office:value-type="float" office:value="0.16686" calcext:value-type="float">
            <text:p>0.166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0006" calcext:value-type="float">
            <text:p>0.060006</text:p>
          </table:table-cell>
          <table:table-cell office:value-type="float" office:value="0.1451" calcext:value-type="float">
            <text:p>0.1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7863" calcext:value-type="float">
            <text:p>0.057863</text:p>
          </table:table-cell>
          <table:table-cell office:value-type="float" office:value="0.14505" calcext:value-type="float">
            <text:p>0.145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9438" calcext:value-type="float">
            <text:p>0.059438</text:p>
          </table:table-cell>
          <table:table-cell office:value-type="float" office:value="0.14346" calcext:value-type="float">
            <text:p>0.143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9345" calcext:value-type="float">
            <text:p>0.049345</text:p>
          </table:table-cell>
          <table:table-cell office:value-type="float" office:value="0.16503" calcext:value-type="float">
            <text:p>0.165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1732" calcext:value-type="float">
            <text:p>0.051732</text:p>
          </table:table-cell>
          <table:table-cell office:value-type="float" office:value="0.18496" calcext:value-type="float">
            <text:p>0.184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3702" calcext:value-type="float">
            <text:p>0.053702</text:p>
          </table:table-cell>
          <table:table-cell office:value-type="float" office:value="0.13327" calcext:value-type="float">
            <text:p>0.133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1822" calcext:value-type="float">
            <text:p>0.051822</text:p>
          </table:table-cell>
          <table:table-cell office:value-type="float" office:value="0.1159" calcext:value-type="float">
            <text:p>0.11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8766" calcext:value-type="float">
            <text:p>0.058766</text:p>
          </table:table-cell>
          <table:table-cell office:value-type="float" office:value="0.16588" calcext:value-type="float">
            <text:p>0.165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6451" calcext:value-type="float">
            <text:p>0.046451</text:p>
          </table:table-cell>
          <table:table-cell office:value-type="float" office:value="0.14933" calcext:value-type="float">
            <text:p>0.149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6808" calcext:value-type="float">
            <text:p>0.056808</text:p>
          </table:table-cell>
          <table:table-cell office:value-type="float" office:value="0.13845" calcext:value-type="float">
            <text:p>0.138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3597" calcext:value-type="float">
            <text:p>0.073597</text:p>
          </table:table-cell>
          <table:table-cell office:value-type="float" office:value="0.17142" calcext:value-type="float">
            <text:p>0.171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2819" calcext:value-type="float">
            <text:p>0.062819</text:p>
          </table:table-cell>
          <table:table-cell office:value-type="float" office:value="0.14809" calcext:value-type="float">
            <text:p>0.148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9074" calcext:value-type="float">
            <text:p>0.069074</text:p>
          </table:table-cell>
          <table:table-cell office:value-type="float" office:value="0.13898" calcext:value-type="float">
            <text:p>0.138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9037" calcext:value-type="float">
            <text:p>0.049037</text:p>
          </table:table-cell>
          <table:table-cell office:value-type="float" office:value="0.15222" calcext:value-type="float">
            <text:p>0.15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4785" calcext:value-type="float">
            <text:p>0.044785</text:p>
          </table:table-cell>
          <table:table-cell office:value-type="float" office:value="0.13889" calcext:value-type="float">
            <text:p>0.138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3175" calcext:value-type="float">
            <text:p>0.063175</text:p>
          </table:table-cell>
          <table:table-cell office:value-type="float" office:value="0.17839" calcext:value-type="float">
            <text:p>0.178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2281" calcext:value-type="float">
            <text:p>0.062281</text:p>
          </table:table-cell>
          <table:table-cell office:value-type="float" office:value="0.14616" calcext:value-type="float">
            <text:p>0.146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2095" calcext:value-type="float">
            <text:p>0.062095</text:p>
          </table:table-cell>
          <table:table-cell office:value-type="float" office:value="0.15994" calcext:value-type="float">
            <text:p>0.159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0562" calcext:value-type="float">
            <text:p>0.050562</text:p>
          </table:table-cell>
          <table:table-cell office:value-type="float" office:value="0.17188" calcext:value-type="float">
            <text:p>0.171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16052" calcext:value-type="float">
            <text:p>0.160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4797" calcext:value-type="float">
            <text:p>0.074797</text:p>
          </table:table-cell>
          <table:table-cell office:value-type="float" office:value="0.18464" calcext:value-type="float">
            <text:p>0.184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8226" calcext:value-type="float">
            <text:p>0.068226</text:p>
          </table:table-cell>
          <table:table-cell office:value-type="float" office:value="0.15396" calcext:value-type="float">
            <text:p>0.153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7518" calcext:value-type="float">
            <text:p>0.087518</text:p>
          </table:table-cell>
          <table:table-cell office:value-type="float" office:value="0.15611" calcext:value-type="float">
            <text:p>0.156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1672" calcext:value-type="float">
            <text:p>0.051672</text:p>
          </table:table-cell>
          <table:table-cell office:value-type="float" office:value="0.15448" calcext:value-type="float">
            <text:p>0.154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6147" calcext:value-type="float">
            <text:p>0.046147</text:p>
          </table:table-cell>
          <table:table-cell office:value-type="float" office:value="0.16129" calcext:value-type="float">
            <text:p>0.161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2918" calcext:value-type="float">
            <text:p>0.052918</text:p>
          </table:table-cell>
          <table:table-cell office:value-type="float" office:value="0.16048" calcext:value-type="float">
            <text:p>0.160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403" calcext:value-type="float">
            <text:p>0.05403</text:p>
          </table:table-cell>
          <table:table-cell office:value-type="float" office:value="0.15108" calcext:value-type="float">
            <text:p>0.151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4455" calcext:value-type="float">
            <text:p>0.054455</text:p>
          </table:table-cell>
          <table:table-cell office:value-type="float" office:value="0.13887" calcext:value-type="float">
            <text:p>0.138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0199" calcext:value-type="float">
            <text:p>0.060199</text:p>
          </table:table-cell>
          <table:table-cell office:value-type="float" office:value="0.15198" calcext:value-type="float">
            <text:p>0.151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5738" calcext:value-type="float">
            <text:p>0.045738</text:p>
          </table:table-cell>
          <table:table-cell office:value-type="float" office:value="0.16212" calcext:value-type="float">
            <text:p>0.162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781" calcext:value-type="float">
            <text:p>0.06781</text:p>
          </table:table-cell>
          <table:table-cell office:value-type="float" office:value="0.14943" calcext:value-type="float">
            <text:p>0.149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1003" calcext:value-type="float">
            <text:p>0.081003</text:p>
          </table:table-cell>
          <table:table-cell office:value-type="float" office:value="0.14486" calcext:value-type="float">
            <text:p>0.144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0935" calcext:value-type="float">
            <text:p>0.070935</text:p>
          </table:table-cell>
          <table:table-cell office:value-type="float" office:value="0.17127" calcext:value-type="float">
            <text:p>0.171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012" calcext:value-type="float">
            <text:p>0.11012</text:p>
          </table:table-cell>
          <table:table-cell office:value-type="float" office:value="0.14656" calcext:value-type="float">
            <text:p>0.146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187" calcext:value-type="float">
            <text:p>0.10187</text:p>
          </table:table-cell>
          <table:table-cell office:value-type="float" office:value="0.15693" calcext:value-type="float">
            <text:p>0.156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608" calcext:value-type="float">
            <text:p>0.10608</text:p>
          </table:table-cell>
          <table:table-cell office:value-type="float" office:value="0.14138" calcext:value-type="float">
            <text:p>0.141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6437" calcext:value-type="float">
            <text:p>0.076437</text:p>
          </table:table-cell>
          <table:table-cell office:value-type="float" office:value="0.15549" calcext:value-type="float">
            <text:p>0.155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8715" calcext:value-type="float">
            <text:p>0.088715</text:p>
          </table:table-cell>
          <table:table-cell office:value-type="float" office:value="0.16448" calcext:value-type="float">
            <text:p>0.164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6894" calcext:value-type="float">
            <text:p>0.086894</text:p>
          </table:table-cell>
          <table:table-cell office:value-type="float" office:value="0.18402" calcext:value-type="float">
            <text:p>0.184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0.16605" calcext:value-type="float">
            <text:p>0.166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4179" calcext:value-type="float">
            <text:p>0.054179</text:p>
          </table:table-cell>
          <table:table-cell office:value-type="float" office:value="0.14388" calcext:value-type="float">
            <text:p>0.143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1448" calcext:value-type="float">
            <text:p>0.091448</text:p>
          </table:table-cell>
          <table:table-cell office:value-type="float" office:value="0.18909" calcext:value-type="float">
            <text:p>0.189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0758" calcext:value-type="float">
            <text:p>0.060758</text:p>
          </table:table-cell>
          <table:table-cell office:value-type="float" office:value="0.1891" calcext:value-type="float">
            <text:p>0.18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2614" calcext:value-type="float">
            <text:p>0.092614</text:p>
          </table:table-cell>
          <table:table-cell office:value-type="float" office:value="0.18529" calcext:value-type="float">
            <text:p>0.185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7597" calcext:value-type="float">
            <text:p>0.067597</text:p>
          </table:table-cell>
          <table:table-cell office:value-type="float" office:value="0.15742" calcext:value-type="float">
            <text:p>0.157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2813" calcext:value-type="float">
            <text:p>0.052813</text:p>
          </table:table-cell>
          <table:table-cell office:value-type="float" office:value="0.14506" calcext:value-type="float">
            <text:p>0.145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9238" calcext:value-type="float">
            <text:p>0.059238</text:p>
          </table:table-cell>
          <table:table-cell office:value-type="float" office:value="0.14623" calcext:value-type="float">
            <text:p>0.146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4821" calcext:value-type="float">
            <text:p>0.084821</text:p>
          </table:table-cell>
          <table:table-cell office:value-type="float" office:value="0.16358" calcext:value-type="float">
            <text:p>0.163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1244" calcext:value-type="float">
            <text:p>0.051244</text:p>
          </table:table-cell>
          <table:table-cell office:value-type="float" office:value="0.19672" calcext:value-type="float">
            <text:p>0.196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0995" calcext:value-type="float">
            <text:p>0.090995</text:p>
          </table:table-cell>
          <table:table-cell office:value-type="float" office:value="0.17133" calcext:value-type="float">
            <text:p>0.171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4234" calcext:value-type="float">
            <text:p>0.054234</text:p>
          </table:table-cell>
          <table:table-cell office:value-type="float" office:value="0.14503" calcext:value-type="float">
            <text:p>0.145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3921" calcext:value-type="float">
            <text:p>0.053921</text:p>
          </table:table-cell>
          <table:table-cell office:value-type="float" office:value="0.1622" calcext:value-type="float">
            <text:p>0.16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5493" calcext:value-type="float">
            <text:p>0.055493</text:p>
          </table:table-cell>
          <table:table-cell office:value-type="float" office:value="0.17579" calcext:value-type="float">
            <text:p>0.175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8702" calcext:value-type="float">
            <text:p>0.068702</text:p>
          </table:table-cell>
          <table:table-cell office:value-type="float" office:value="0.15599" calcext:value-type="float">
            <text:p>0.155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0813" calcext:value-type="float">
            <text:p>0.070813</text:p>
          </table:table-cell>
          <table:table-cell office:value-type="float" office:value="0.1561" calcext:value-type="float">
            <text:p>0.15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6472" calcext:value-type="float">
            <text:p>0.066472</text:p>
          </table:table-cell>
          <table:table-cell office:value-type="float" office:value="0.14735" calcext:value-type="float">
            <text:p>0.147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935" calcext:value-type="float">
            <text:p>0.09935</text:p>
          </table:table-cell>
          <table:table-cell office:value-type="float" office:value="0.18316" calcext:value-type="float">
            <text:p>0.183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2531" calcext:value-type="float">
            <text:p>0.062531</text:p>
          </table:table-cell>
          <table:table-cell office:value-type="float" office:value="0.15487" calcext:value-type="float">
            <text:p>0.154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0744" calcext:value-type="float">
            <text:p>0.060744</text:p>
          </table:table-cell>
          <table:table-cell office:value-type="float" office:value="0.13393" calcext:value-type="float">
            <text:p>0.133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6473" calcext:value-type="float">
            <text:p>0.096473</text:p>
          </table:table-cell>
          <table:table-cell office:value-type="float" office:value="0.13211" calcext:value-type="float">
            <text:p>0.132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3141" calcext:value-type="float">
            <text:p>0.083141</text:p>
          </table:table-cell>
          <table:table-cell office:value-type="float" office:value="0.14434" calcext:value-type="float">
            <text:p>0.144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0.16353" calcext:value-type="float">
            <text:p>0.163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5951" calcext:value-type="float">
            <text:p>0.075951</text:p>
          </table:table-cell>
          <table:table-cell office:value-type="float" office:value="0.16139" calcext:value-type="float">
            <text:p>0.161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9" calcext:value-type="float">
            <text:p>0.069</text:p>
          </table:table-cell>
          <table:table-cell office:value-type="float" office:value="0.14897" calcext:value-type="float">
            <text:p>0.148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5643" calcext:value-type="float">
            <text:p>0.075643</text:p>
          </table:table-cell>
          <table:table-cell office:value-type="float" office:value="0.16423" calcext:value-type="float">
            <text:p>0.164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8913" calcext:value-type="float">
            <text:p>0.058913</text:p>
          </table:table-cell>
          <table:table-cell office:value-type="float" office:value="0.16723" calcext:value-type="float">
            <text:p>0.167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4431" calcext:value-type="float">
            <text:p>0.074431</text:p>
          </table:table-cell>
          <table:table-cell office:value-type="float" office:value="0.19028" calcext:value-type="float">
            <text:p>0.190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0199" calcext:value-type="float">
            <text:p>0.060199</text:p>
          </table:table-cell>
          <table:table-cell office:value-type="float" office:value="0.17862" calcext:value-type="float">
            <text:p>0.178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6138" calcext:value-type="float">
            <text:p>0.066138</text:p>
          </table:table-cell>
          <table:table-cell office:value-type="float" office:value="0.18476" calcext:value-type="float">
            <text:p>0.184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3369" calcext:value-type="float">
            <text:p>0.053369</text:p>
          </table:table-cell>
          <table:table-cell office:value-type="float" office:value="0.15052" calcext:value-type="float">
            <text:p>0.150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3394" calcext:value-type="float">
            <text:p>0.073394</text:p>
          </table:table-cell>
          <table:table-cell office:value-type="float" office:value="0.15261" calcext:value-type="float">
            <text:p>0.152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2778" calcext:value-type="float">
            <text:p>0.062778</text:p>
          </table:table-cell>
          <table:table-cell office:value-type="float" office:value="0.14443" calcext:value-type="float">
            <text:p>0.144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8903" calcext:value-type="float">
            <text:p>0.058903</text:p>
          </table:table-cell>
          <table:table-cell office:value-type="float" office:value="0.16083" calcext:value-type="float">
            <text:p>0.160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151" calcext:value-type="float">
            <text:p>0.10151</text:p>
          </table:table-cell>
          <table:table-cell office:value-type="float" office:value="0.17405" calcext:value-type="float">
            <text:p>0.174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5066" calcext:value-type="float">
            <text:p>0.055066</text:p>
          </table:table-cell>
          <table:table-cell office:value-type="float" office:value="0.13716" calcext:value-type="float">
            <text:p>0.137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756" calcext:value-type="float">
            <text:p>0.10756</text:p>
          </table:table-cell>
          <table:table-cell office:value-type="float" office:value="0.17244" calcext:value-type="float">
            <text:p>0.17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5499" calcext:value-type="float">
            <text:p>0.065499</text:p>
          </table:table-cell>
          <table:table-cell office:value-type="float" office:value="0.15407" calcext:value-type="float">
            <text:p>0.154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4621" calcext:value-type="float">
            <text:p>0.054621</text:p>
          </table:table-cell>
          <table:table-cell office:value-type="float" office:value="0.17229" calcext:value-type="float">
            <text:p>0.172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2474" calcext:value-type="float">
            <text:p>0.052474</text:p>
          </table:table-cell>
          <table:table-cell office:value-type="float" office:value="0.14316" calcext:value-type="float">
            <text:p>0.143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5916" calcext:value-type="float">
            <text:p>0.085916</text:p>
          </table:table-cell>
          <table:table-cell office:value-type="float" office:value="0.15259" calcext:value-type="float">
            <text:p>0.152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2126" calcext:value-type="float">
            <text:p>0.092126</text:p>
          </table:table-cell>
          <table:table-cell office:value-type="float" office:value="0.15334" calcext:value-type="float">
            <text:p>0.153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351" calcext:value-type="float">
            <text:p>0.10351</text:p>
          </table:table-cell>
          <table:table-cell office:value-type="float" office:value="0.16042" calcext:value-type="float">
            <text:p>0.160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1272" calcext:value-type="float">
            <text:p>0.081272</text:p>
          </table:table-cell>
          <table:table-cell office:value-type="float" office:value="0.15327" calcext:value-type="float">
            <text:p>0.153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3001" calcext:value-type="float">
            <text:p>0.093001</text:p>
          </table:table-cell>
          <table:table-cell office:value-type="float" office:value="0.18126" calcext:value-type="float">
            <text:p>0.181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7177" calcext:value-type="float">
            <text:p>0.097177</text:p>
          </table:table-cell>
          <table:table-cell office:value-type="float" office:value="0.16883" calcext:value-type="float">
            <text:p>0.168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3461" calcext:value-type="float">
            <text:p>0.083461</text:p>
          </table:table-cell>
          <table:table-cell office:value-type="float" office:value="0.14798" calcext:value-type="float">
            <text:p>0.147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8612" calcext:value-type="float">
            <text:p>0.088612</text:p>
          </table:table-cell>
          <table:table-cell office:value-type="float" office:value="0.14526" calcext:value-type="float">
            <text:p>0.145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13713" calcext:value-type="float">
            <text:p>0.137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642" calcext:value-type="float">
            <text:p>0.10642</text:p>
          </table:table-cell>
          <table:table-cell office:value-type="float" office:value="0.14755" calcext:value-type="float">
            <text:p>0.147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9639" calcext:value-type="float">
            <text:p>0.099639</text:p>
          </table:table-cell>
          <table:table-cell office:value-type="float" office:value="0.1421" calcext:value-type="float">
            <text:p>0.14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845" calcext:value-type="float">
            <text:p>0.10845</text:p>
          </table:table-cell>
          <table:table-cell office:value-type="float" office:value="0.16564" calcext:value-type="float">
            <text:p>0.165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147" calcext:value-type="float">
            <text:p>0.10147</text:p>
          </table:table-cell>
          <table:table-cell office:value-type="float" office:value="0.16519" calcext:value-type="float">
            <text:p>0.165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3522" calcext:value-type="float">
            <text:p>0.093522</text:p>
          </table:table-cell>
          <table:table-cell office:value-type="float" office:value="0.16021" calcext:value-type="float">
            <text:p>0.160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852" calcext:value-type="float">
            <text:p>0.10852</text:p>
          </table:table-cell>
          <table:table-cell office:value-type="float" office:value="0.18906" calcext:value-type="float">
            <text:p>0.189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2031" calcext:value-type="float">
            <text:p>0.12031</text:p>
          </table:table-cell>
          <table:table-cell office:value-type="float" office:value="0.18094" calcext:value-type="float">
            <text:p>0.180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324" calcext:value-type="float">
            <text:p>0.11324</text:p>
          </table:table-cell>
          <table:table-cell office:value-type="float" office:value="0.14903" calcext:value-type="float">
            <text:p>0.149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5795" calcext:value-type="float">
            <text:p>0.095795</text:p>
          </table:table-cell>
          <table:table-cell office:value-type="float" office:value="0.16261" calcext:value-type="float">
            <text:p>0.162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2493" calcext:value-type="float">
            <text:p>0.12493</text:p>
          </table:table-cell>
          <table:table-cell office:value-type="float" office:value="0.13841" calcext:value-type="float">
            <text:p>0.138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593" calcext:value-type="float">
            <text:p>0.10593</text:p>
          </table:table-cell>
          <table:table-cell office:value-type="float" office:value="0.15139" calcext:value-type="float">
            <text:p>0.151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9741" calcext:value-type="float">
            <text:p>0.19741</text:p>
          </table:table-cell>
          <table:table-cell office:value-type="float" office:value="0.14455" calcext:value-type="float">
            <text:p>0.144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691" calcext:value-type="float">
            <text:p>0.10691</text:p>
          </table:table-cell>
          <table:table-cell office:value-type="float" office:value="0.13858" calcext:value-type="float">
            <text:p>0.138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979" calcext:value-type="float">
            <text:p>0.11979</text:p>
          </table:table-cell>
          <table:table-cell office:value-type="float" office:value="0.1482" calcext:value-type="float">
            <text:p>0.14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5941" calcext:value-type="float">
            <text:p>0.159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4914" calcext:value-type="float">
            <text:p>0.14914</text:p>
          </table:table-cell>
          <table:table-cell office:value-type="float" office:value="0.19199" calcext:value-type="float">
            <text:p>0.191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5495" calcext:value-type="float">
            <text:p>0.085495</text:p>
          </table:table-cell>
          <table:table-cell office:value-type="float" office:value="0.15746" calcext:value-type="float">
            <text:p>0.157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0432" calcext:value-type="float">
            <text:p>0.090432</text:p>
          </table:table-cell>
          <table:table-cell office:value-type="float" office:value="0.18309" calcext:value-type="float">
            <text:p>0.183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0.13854" calcext:value-type="float">
            <text:p>0.138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7656" calcext:value-type="float">
            <text:p>0.087656</text:p>
          </table:table-cell>
          <table:table-cell office:value-type="float" office:value="0.1739" calcext:value-type="float">
            <text:p>0.17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3243" calcext:value-type="float">
            <text:p>0.132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473" calcext:value-type="float">
            <text:p>0.1147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2235" calcext:value-type="float">
            <text:p>0.092235</text:p>
          </table:table-cell>
          <table:table-cell office:value-type="float" office:value="0.16546" calcext:value-type="float">
            <text:p>0.165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9762" calcext:value-type="float">
            <text:p>0.079762</text:p>
          </table:table-cell>
          <table:table-cell office:value-type="float" office:value="0.18048" calcext:value-type="float">
            <text:p>0.180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2028" calcext:value-type="float">
            <text:p>0.12028</text:p>
          </table:table-cell>
          <table:table-cell office:value-type="float" office:value="0.14833" calcext:value-type="float">
            <text:p>0.148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718" calcext:value-type="float">
            <text:p>0.10718</text:p>
          </table:table-cell>
          <table:table-cell office:value-type="float" office:value="0.15341" calcext:value-type="float">
            <text:p>0.153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894" calcext:value-type="float">
            <text:p>0.07894</text:p>
          </table:table-cell>
          <table:table-cell office:value-type="float" office:value="0.1633" calcext:value-type="float">
            <text:p>0.16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68973" calcext:value-type="float">
            <text:p>0.068973</text:p>
          </table:table-cell>
          <table:table-cell office:value-type="float" office:value="0.15057" calcext:value-type="float">
            <text:p>0.150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3847" calcext:value-type="float">
            <text:p>0.083847</text:p>
          </table:table-cell>
          <table:table-cell office:value-type="float" office:value="0.15759" calcext:value-type="float">
            <text:p>0.157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4368" calcext:value-type="float">
            <text:p>0.084368</text:p>
          </table:table-cell>
          <table:table-cell office:value-type="float" office:value="0.1658" calcext:value-type="float">
            <text:p>0.16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6869" calcext:value-type="float">
            <text:p>0.06869</text:p>
          </table:table-cell>
          <table:table-cell office:value-type="float" office:value="0.18163" calcext:value-type="float">
            <text:p>0.181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3733" calcext:value-type="float">
            <text:p>0.13733</text:p>
          </table:table-cell>
          <table:table-cell office:value-type="float" office:value="0.16113" calcext:value-type="float">
            <text:p>0.161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741" calcext:value-type="float">
            <text:p>0.10741</text:p>
          </table:table-cell>
          <table:table-cell office:value-type="float" office:value="0.13982" calcext:value-type="float">
            <text:p>0.139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0547" calcext:value-type="float">
            <text:p>0.080547</text:p>
          </table:table-cell>
          <table:table-cell office:value-type="float" office:value="0.15977" calcext:value-type="float">
            <text:p>0.159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4163" calcext:value-type="float">
            <text:p>0.074163</text:p>
          </table:table-cell>
          <table:table-cell office:value-type="float" office:value="0.19842" calcext:value-type="float">
            <text:p>0.198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3167" calcext:value-type="float">
            <text:p>0.093167</text:p>
          </table:table-cell>
          <table:table-cell office:value-type="float" office:value="0.15608" calcext:value-type="float">
            <text:p>0.156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6275" calcext:value-type="float">
            <text:p>0.16275</text:p>
          </table:table-cell>
          <table:table-cell office:value-type="float" office:value="0.15785" calcext:value-type="float">
            <text:p>0.157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0632" calcext:value-type="float">
            <text:p>0.090632</text:p>
          </table:table-cell>
          <table:table-cell office:value-type="float" office:value="0.17979" calcext:value-type="float">
            <text:p>0.179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8685" calcext:value-type="float">
            <text:p>0.088685</text:p>
          </table:table-cell>
          <table:table-cell office:value-type="float" office:value="0.16674" calcext:value-type="float">
            <text:p>0.166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2083" calcext:value-type="float">
            <text:p>0.072083</text:p>
          </table:table-cell>
          <table:table-cell office:value-type="float" office:value="0.16742" calcext:value-type="float">
            <text:p>0.167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0.14742" calcext:value-type="float">
            <text:p>0.147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7547" calcext:value-type="float">
            <text:p>0.087547</text:p>
          </table:table-cell>
          <table:table-cell office:value-type="float" office:value="0.13534" calcext:value-type="float">
            <text:p>0.135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18032" calcext:value-type="float">
            <text:p>0.180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252" calcext:value-type="float">
            <text:p>1.2252</text:p>
          </table:table-cell>
          <table:table-cell office:value-type="float" office:value="0.18757" calcext:value-type="float">
            <text:p>0.187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005" calcext:value-type="float">
            <text:p>2.1005</text:p>
          </table:table-cell>
          <table:table-cell office:value-type="float" office:value="0.16307" calcext:value-type="float">
            <text:p>0.163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491" calcext:value-type="float">
            <text:p>0.22491</text:p>
          </table:table-cell>
          <table:table-cell office:value-type="float" office:value="0.14055" calcext:value-type="float">
            <text:p>0.140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1626" calcext:value-type="float">
            <text:p>0.21626</text:p>
          </table:table-cell>
          <table:table-cell office:value-type="float" office:value="0.16249" calcext:value-type="float">
            <text:p>0.162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14112" calcext:value-type="float">
            <text:p>0.141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0938" calcext:value-type="float">
            <text:p>0.50938</text:p>
          </table:table-cell>
          <table:table-cell office:value-type="float" office:value="0.18062" calcext:value-type="float">
            <text:p>0.18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896" calcext:value-type="float">
            <text:p>0.46896</text:p>
          </table:table-cell>
          <table:table-cell office:value-type="float" office:value="0.15068" calcext:value-type="float">
            <text:p>0.15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587" calcext:value-type="float">
            <text:p>0.13587</text:p>
          </table:table-cell>
          <table:table-cell office:value-type="float" office:value="0.15311" calcext:value-type="float">
            <text:p>0.153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543" calcext:value-type="float">
            <text:p>0.17543</text:p>
          </table:table-cell>
          <table:table-cell office:value-type="float" office:value="0.17321" calcext:value-type="float">
            <text:p>0.173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648" calcext:value-type="float">
            <text:p>1.3648</text:p>
          </table:table-cell>
          <table:table-cell office:value-type="float" office:value="0.15563" calcext:value-type="float">
            <text:p>0.155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9606" calcext:value-type="float">
            <text:p>0.29606</text:p>
          </table:table-cell>
          <table:table-cell office:value-type="float" office:value="0.15617" calcext:value-type="float">
            <text:p>0.15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652" calcext:value-type="float">
            <text:p>0.11652</text:p>
          </table:table-cell>
          <table:table-cell office:value-type="float" office:value="0.15308" calcext:value-type="float">
            <text:p>0.153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562" calcext:value-type="float">
            <text:p>0.11562</text:p>
          </table:table-cell>
          <table:table-cell office:value-type="float" office:value="0.15142" calcext:value-type="float">
            <text:p>0.15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864" calcext:value-type="float">
            <text:p>0.11864</text:p>
          </table:table-cell>
          <table:table-cell office:value-type="float" office:value="0.16984" calcext:value-type="float">
            <text:p>0.169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1671" calcext:value-type="float">
            <text:p>0.21671</text:p>
          </table:table-cell>
          <table:table-cell office:value-type="float" office:value="0.15407" calcext:value-type="float">
            <text:p>0.15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721" calcext:value-type="float">
            <text:p>0.25721</text:p>
          </table:table-cell>
          <table:table-cell office:value-type="float" office:value="0.15124" calcext:value-type="float">
            <text:p>0.151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151" calcext:value-type="float">
            <text:p>0.16151</text:p>
          </table:table-cell>
          <table:table-cell office:value-type="float" office:value="0.16787" calcext:value-type="float">
            <text:p>0.167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139" calcext:value-type="float">
            <text:p>0.10139</text:p>
          </table:table-cell>
          <table:table-cell office:value-type="float" office:value="0.1775" calcext:value-type="float">
            <text:p>0.1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17007" calcext:value-type="float">
            <text:p>0.17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1711" calcext:value-type="float">
            <text:p>0.21711</text:p>
          </table:table-cell>
          <table:table-cell office:value-type="float" office:value="0.16798" calcext:value-type="float">
            <text:p>0.167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593" calcext:value-type="float">
            <text:p>0.30593</text:p>
          </table:table-cell>
          <table:table-cell office:value-type="float" office:value="0.13973" calcext:value-type="float">
            <text:p>0.139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404" calcext:value-type="float">
            <text:p>0.42404</text:p>
          </table:table-cell>
          <table:table-cell office:value-type="float" office:value="0.17398" calcext:value-type="float">
            <text:p>0.173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388" calcext:value-type="float">
            <text:p>0.38388</text:p>
          </table:table-cell>
          <table:table-cell office:value-type="float" office:value="0.1929" calcext:value-type="float">
            <text:p>0.19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448" calcext:value-type="float">
            <text:p>1.6448</text:p>
          </table:table-cell>
          <table:table-cell office:value-type="float" office:value="0.15226" calcext:value-type="float">
            <text:p>0.15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279" calcext:value-type="float">
            <text:p>0.24279</text:p>
          </table:table-cell>
          <table:table-cell office:value-type="float" office:value="0.17456" calcext:value-type="float">
            <text:p>0.174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4099" calcext:value-type="float">
            <text:p>0.34099</text:p>
          </table:table-cell>
          <table:table-cell office:value-type="float" office:value="0.16905" calcext:value-type="float">
            <text:p>0.169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4039" calcext:value-type="float">
            <text:p>0.34039</text:p>
          </table:table-cell>
          <table:table-cell office:value-type="float" office:value="0.15446" calcext:value-type="float">
            <text:p>0.154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321" calcext:value-type="float">
            <text:p>0.17321</text:p>
          </table:table-cell>
          <table:table-cell office:value-type="float" office:value="0.14617" calcext:value-type="float">
            <text:p>0.14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8864" calcext:value-type="float">
            <text:p>0.18864</text:p>
          </table:table-cell>
          <table:table-cell office:value-type="float" office:value="0.18662" calcext:value-type="float">
            <text:p>0.18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17186" calcext:value-type="float">
            <text:p>0.17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15754" calcext:value-type="float">
            <text:p>0.157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578" calcext:value-type="float">
            <text:p>1.4578</text:p>
          </table:table-cell>
          <table:table-cell office:value-type="float" office:value="0.14738" calcext:value-type="float">
            <text:p>0.147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.99" calcext:value-type="float">
            <text:p>238.99</text:p>
          </table:table-cell>
          <table:table-cell office:value-type="float" office:value="0.16336" calcext:value-type="float">
            <text:p>0.16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725" calcext:value-type="float">
            <text:p>0.11725</text:p>
          </table:table-cell>
          <table:table-cell office:value-type="float" office:value="0.14221" calcext:value-type="float">
            <text:p>0.142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019" calcext:value-type="float">
            <text:p>0.58019</text:p>
          </table:table-cell>
          <table:table-cell office:value-type="float" office:value="0.15644" calcext:value-type="float">
            <text:p>0.15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967" calcext:value-type="float">
            <text:p>2.3967</text:p>
          </table:table-cell>
          <table:table-cell office:value-type="float" office:value="0.18885" calcext:value-type="float">
            <text:p>0.188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1283" calcext:value-type="float">
            <text:p>0.31283</text:p>
          </table:table-cell>
          <table:table-cell office:value-type="float" office:value="0.15258" calcext:value-type="float">
            <text:p>0.15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8465" calcext:value-type="float">
            <text:p>0.28465</text:p>
          </table:table-cell>
          <table:table-cell office:value-type="float" office:value="0.18194" calcext:value-type="float">
            <text:p>0.181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562" calcext:value-type="float">
            <text:p>0.81562</text:p>
          </table:table-cell>
          <table:table-cell office:value-type="float" office:value="0.16483" calcext:value-type="float">
            <text:p>0.164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7206" calcext:value-type="float">
            <text:p>0.47206</text:p>
          </table:table-cell>
          <table:table-cell office:value-type="float" office:value="0.16182" calcext:value-type="float">
            <text:p>0.16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0737" calcext:value-type="float">
            <text:p>0.70737</text:p>
          </table:table-cell>
          <table:table-cell office:value-type="float" office:value="0.16186" calcext:value-type="float">
            <text:p>0.16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098" calcext:value-type="float">
            <text:p>0.60098</text:p>
          </table:table-cell>
          <table:table-cell office:value-type="float" office:value="0.1731" calcext:value-type="float">
            <text:p>0.17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134" calcext:value-type="float">
            <text:p>0.17134</text:p>
          </table:table-cell>
          <table:table-cell office:value-type="float" office:value="0.16838" calcext:value-type="float">
            <text:p>0.168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1955" calcext:value-type="float">
            <text:p>0.091955</text:p>
          </table:table-cell>
          <table:table-cell office:value-type="float" office:value="0.17686" calcext:value-type="float">
            <text:p>0.176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9.54" calcext:value-type="float">
            <text:p>259.54</text:p>
          </table:table-cell>
          <table:table-cell office:value-type="float" office:value="0.19132" calcext:value-type="float">
            <text:p>0.191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364" calcext:value-type="float">
            <text:p>0.25364</text:p>
          </table:table-cell>
          <table:table-cell office:value-type="float" office:value="0.15925" calcext:value-type="float">
            <text:p>0.159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802" calcext:value-type="float">
            <text:p>0.52802</text:p>
          </table:table-cell>
          <table:table-cell office:value-type="float" office:value="0.14541" calcext:value-type="float">
            <text:p>0.145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626" calcext:value-type="float">
            <text:p>0.52626</text:p>
          </table:table-cell>
          <table:table-cell office:value-type="float" office:value="0.13409" calcext:value-type="float">
            <text:p>0.13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662" calcext:value-type="float">
            <text:p>0.98662</text:p>
          </table:table-cell>
          <table:table-cell office:value-type="float" office:value="0.15666" calcext:value-type="float">
            <text:p>0.15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4:18:55.701017783</dc:date>
    <meta:editing-duration>PT25M9S</meta:editing-duration>
    <meta:editing-cycles>1</meta:editing-cycles>
    <meta:document-statistic meta:table-count="1" meta:cell-count="3000" meta:object-count="0"/>
    <meta:generator>LibreOffice/5.1.6.2$Linux_X86_64 LibreOffice_project/10m0$Build-2</meta:generator>
  </office:meta>
</office:document-meta>
</file>